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6362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0">
      <style:text-properties fo:font-size="12pt" style:font-size-asian="12pt" style:font-size-complex="12pt"/>
    </style:style>
    <style:style style:name="ce55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71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80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8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0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25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12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123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35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  <style:style style:name="ce140" style:family="table-cell" style:parent-style-name="Default">
      <style:table-cell-properties fo:border="none"/>
      <style:text-properties fo:font-size="12pt" style:font-size-asian="12pt" style:font-size-complex="12pt"/>
    </style:style>
    <style:style style:name="ce141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142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9" table:number-columns-repeated="16350" table:default-cell-style-name="ce9"/>
        <table:table-row table:style-name="ro1">
          <table:table-cell table:style-name="ce84" office:value-type="string" calcext:value-type="string">
            <text:p>Comparisson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47"/>
          <table:table-cell table:style-name="ce12" office:value-type="string" calcext:value-type="string" table:number-columns-spanned="2" table:number-rows-spanned="1">
            <text:p>Type</text:p>
          </table:table-cell>
          <table:covered-table-cell table:style-name="ce12"/>
          <table:table-cell table:style-name="ce35"/>
          <table:table-cell table:style-name="ce18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47"/>
          <table:table-cell table:style-name="ce98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2" table:number-columns-spanned="2" table:number-rows-spanned="1"/>
          <table:covered-table-cell table:style-name="ce12"/>
          <table:table-cell table:style-name="ce47"/>
          <table:table-cell table:style-name="ce44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47" table:number-columns-repeated="2"/>
          <table:table-cell table:style-name="ce120"/>
          <table:table-cell table:style-name="ce48"/>
          <table:table-cell table:style-name="ce35"/>
          <table:table-cell table:style-name="ce47" table:number-columns-repeated="3"/>
          <table:table-cell table:style-name="ce141"/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Tweets</text:p>
          </table:table-cell>
          <table:table-cell table:style-name="ce18" office:value-type="string" calcext:value-type="string" table:number-columns-spanned="2" table:number-rows-spanned="1">
            <text:p>F1</text:p>
          </table:table-cell>
          <table:covered-table-cell table:style-name="ce47"/>
          <table:table-cell table:style-name="ce18" office:value-type="string" calcext:value-type="string" table:number-columns-spanned="2" table:number-rows-spanned="1">
            <text:p>P</text:p>
          </table:table-cell>
          <table:covered-table-cell table:style-name="ce47"/>
          <table:table-cell table:style-name="ce18" office:value-type="string" calcext:value-type="string" table:number-columns-spanned="2" table:number-rows-spanned="1">
            <text:p>R</text:p>
          </table:table-cell>
          <table:covered-table-cell table:style-name="ce47"/>
          <table:table-cell table:style-name="ce12" office:value-type="string" calcext:value-type="string" table:number-columns-spanned="2" table:number-rows-spanned="1">
            <text:p>F1</text:p>
          </table:table-cell>
          <table:covered-table-cell table:style-name="ce12"/>
          <table:table-cell table:style-name="ce35"/>
          <table:table-cell table:style-name="ce18" office:value-type="string" calcext:value-type="string" table:number-columns-spanned="2" table:number-rows-spanned="1">
            <text:p>F1</text:p>
          </table:table-cell>
          <table:covered-table-cell table:style-name="ce47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47"/>
          <table:table-cell table:style-name="ce18" office:value-type="string" calcext:value-type="string" table:number-columns-spanned="2" table:number-rows-spanned="1">
            <text:p>R</text:p>
          </table:table-cell>
          <table:covered-table-cell table:style-name="ce47"/>
          <table:table-cell table:style-name="ce98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2" table:number-columns-spanned="2" table:number-rows-spanned="1"/>
          <table:covered-table-cell table:style-name="ce12"/>
          <table:table-cell table:style-name="ce47"/>
          <table:table-cell table:style-name="ce44" table:formula="of:=IF([.A2]&lt;&gt;&quot;&quot;; [.A2]; &quot;&quot;)" office:value-type="string" office:string-value="Tweets" calcext:value-type="string">
            <text:p>Tweets</text:p>
          </table:table-cell>
          <table:table-cell table:style-name="ce12" office:value-type="string" calcext:value-type="string" table:number-columns-spanned="3" table:number-rows-spanned="1">
            <text:p>Strict Match</text:p>
          </table:table-cell>
          <table:covered-table-cell table:style-name="ce12"/>
          <table:covered-table-cell table:style-name="ce98"/>
          <table:table-cell table:style-name="ce98" office:value-type="string" calcext:value-type="string">
            <text:p>Type</text:p>
          </table:table-cell>
          <table:table-cell table:style-name="ce35"/>
          <table:table-cell table:style-name="ce12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2"/>
          <table:table-cell table:style-name="ce142" office:value-type="string" calcext:value-type="string">
            <text:p>Type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47"/>
          <table:table-cell table:style-name="ce44" table:formula="of:=IF([.A3]&lt;&gt;&quot;&quot;; [.A3]; &quot;&quot;)">
            <text:p/>
          </table:table-cell>
          <table:table-cell table:style-name="ce12" office:value-type="string" calcext:value-type="string">
            <text:p>F1</text:p>
          </table:table-cell>
          <table:table-cell table:style-name="ce98" office:value-type="string" calcext:value-type="string">
            <text:p>P</text:p>
          </table:table-cell>
          <table:table-cell table:style-name="ce98" office:value-type="string" calcext:value-type="string">
            <text:p>R</text:p>
          </table:table-cell>
          <table:table-cell table:style-name="ce98" office:value-type="string" calcext:value-type="string">
            <text:p>F1</text:p>
          </table:table-cell>
          <table:table-cell table:style-name="ce35"/>
          <table:table-cell table:style-name="ce98" office:value-type="string" calcext:value-type="string">
            <text:p>F1</text:p>
          </table:table-cell>
          <table:table-cell table:style-name="ce98" office:value-type="string" calcext:value-type="string">
            <text:p>P</text:p>
          </table:table-cell>
          <table:table-cell table:style-name="ce98" office:value-type="string" calcext:value-type="string">
            <text:p>R</text:p>
          </table:table-cell>
          <table:table-cell table:style-name="ce142" office:value-type="string" calcext:value-type="string">
            <text:p>F1</text:p>
          </table:table-cell>
          <table:table-cell table:style-name="ce12" table:number-columns-repeated="2"/>
          <table:table-cell table:number-columns-repeated="16351"/>
        </table:table-row>
        <table:table-row table:style-name="ro1">
          <table:table-cell table:style-name="ce82"/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45" table:formula="of:=IF([.A4]&lt;&gt;&quot;&quot;; [.A4]; &quot;&quot;)">
            <text:p/>
          </table:table-cell>
          <table:table-cell table:style-name="ce47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143"/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27"/>
          <table:table-cell table:style-name="ce55"/>
          <table:table-cell table:style-name="ce27"/>
          <table:table-cell table:style-name="ce55"/>
          <table:table-cell table:style-name="ce27"/>
          <table:table-cell table:style-name="ce80"/>
          <table:table-cell table:style-name="ce27"/>
          <table:table-cell table:style-name="ce80" table:number-columns-repeated="2"/>
          <table:table-cell table:style-name="ce55"/>
          <table:table-cell table:style-name="ce80"/>
          <table:table-cell table:style-name="ce55"/>
          <table:table-cell table:style-name="ce80"/>
          <table:table-cell table:style-name="ce27"/>
          <table:table-cell table:style-name="ce80"/>
          <table:table-cell table:style-name="ce27"/>
          <table:table-cell table:style-name="ce80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49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3"/>
          <table:table-cell table:style-name="ce115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MaChAmp Bert base (multi)</text:p>
          </table:table-cell>
          <table:table-cell table:style-name="ce28" office:value-type="float" office:value="88.4118534234375" calcext:value-type="float">
            <text:p>88.41</text:p>
          </table:table-cell>
          <table:table-cell table:style-name="ce57" office:value-type="float" office:value="2.56769174403146" calcext:value-type="float">
            <text:p>2.57</text:p>
          </table:table-cell>
          <table:table-cell table:style-name="ce28" office:value-type="float" office:value="88.1505849407149" calcext:value-type="float">
            <text:p>88.15</text:p>
          </table:table-cell>
          <table:table-cell table:style-name="ce57" office:value-type="float" office:value="3.29290891952933" calcext:value-type="float">
            <text:p>3.29</text:p>
          </table:table-cell>
          <table:table-cell table:style-name="ce28" office:value-type="float" office:value="88.7261693644346" calcext:value-type="float">
            <text:p>88.73</text:p>
          </table:table-cell>
          <table:table-cell table:style-name="ce57" office:value-type="float" office:value="2.62023192303346" calcext:value-type="float">
            <text:p>2.62</text:p>
          </table:table-cell>
          <table:table-cell table:style-name="ce28" office:value-type="float" office:value="85.4980719865169" calcext:value-type="float">
            <text:p>85.50</text:p>
          </table:table-cell>
          <table:table-cell table:style-name="ce95" office:value-type="float" office:value="2.52312918479483" calcext:value-type="float">
            <text:p>2.52</text:p>
          </table:table-cell>
          <table:table-cell table:style-name="ce95"/>
          <table:table-cell table:style-name="ce57" office:value-type="float" office:value="94.9921909498528" calcext:value-type="float">
            <text:p>94.99</text:p>
          </table:table-cell>
          <table:table-cell table:style-name="ce95" office:value-type="float" office:value="1.82441107471742" calcext:value-type="float">
            <text:p>1.82</text:p>
          </table:table-cell>
          <table:table-cell table:style-name="ce57" office:value-type="float" office:value="94.7146660640821" calcext:value-type="float">
            <text:p>94.71</text:p>
          </table:table-cell>
          <table:table-cell table:style-name="ce95" office:value-type="float" office:value="2.94505165400605" calcext:value-type="float">
            <text:p>2.95</text:p>
          </table:table-cell>
          <table:table-cell table:style-name="ce57" office:value-type="float" office:value="95.3264001030496" calcext:value-type="float">
            <text:p>95.33</text:p>
          </table:table-cell>
          <table:table-cell table:style-name="ce95" office:value-type="float" office:value="1.75676723134864" calcext:value-type="float">
            <text:p>1.76</text:p>
          </table:table-cell>
          <table:table-cell table:style-name="ce28" office:value-type="float" office:value="90.2551475348369" calcext:value-type="float">
            <text:p>90.26</text:p>
          </table:table-cell>
          <table:table-cell table:style-name="ce95" office:value-type="float" office:value="3.2900239693859" calcext:value-type="float">
            <text:p>3.29</text:p>
          </table:table-cell>
          <table:table-cell table:style-name="ce115"/>
          <table:table-cell table:style-name="ce117"/>
          <table:table-cell table:style-name="ce47"/>
          <table:table-cell table:style-name="ce125" table:formula="of:=IF([.A6]&lt;&gt;&quot;&quot;; [.A6]; &quot;&quot;)" office:value-type="string" office:string-value="MaChAmp Bert base (multi)" calcext:value-type="string">
            <text:p>MaChAmp Bert base (multi)</text:p>
          </table:table-cell>
          <table:table-cell table:style-name="ce129" table:formula="of:=IF([.B6]&lt;&gt;&quot;n/a&quot;; IF([.B6]&lt;&gt;&quot;&quot;; &quot;$&quot; &amp; TEXT([.B6]; &quot;0.00&quot;) &amp; &quot;$&quot;;  &quot;&quot;); &quot;n/a&quot;)" office:value-type="string" office:string-value="$88.41$" calcext:value-type="string">
            <text:p>$88.41$</text:p>
          </table:table-cell>
          <table:table-cell table:style-name="ce129" table:formula="of:=IF([.D6]&lt;&gt;&quot;n/a&quot;; IF([.D6]&lt;&gt;&quot;&quot;; &quot;$&quot; &amp; TEXT([.D6]; &quot;0.00&quot;) &amp; &quot;$&quot;;  &quot;&quot;); &quot;n/a&quot;)" office:value-type="string" office:string-value="$88.15$" calcext:value-type="string">
            <text:p>$88.15$</text:p>
          </table:table-cell>
          <table:table-cell table:style-name="ce129" table:formula="of:=IF([.F6]&lt;&gt;&quot;n/a&quot;; IF([.F6]&lt;&gt;&quot;&quot;; &quot;$&quot; &amp; TEXT([.F6]; &quot;0.00&quot;) &amp; &quot;$&quot;;  &quot;&quot;); &quot;n/a&quot;)" office:value-type="string" office:string-value="$88.73$" calcext:value-type="string">
            <text:p>$88.73$</text:p>
          </table:table-cell>
          <table:table-cell table:style-name="ce129" table:formula="of:=IF([.H6]&lt;&gt;&quot;n/a&quot;; IF([.H6]&lt;&gt;&quot;&quot;; &quot;$&quot; &amp; TEXT([.H6]; &quot;0.00&quot;) &amp; &quot;$&quot;;  &quot;&quot;); &quot;n/a&quot;)" office:value-type="string" office:string-value="$85.50$" calcext:value-type="string">
            <text:p>$85.50$</text:p>
          </table:table-cell>
          <table:table-cell table:style-name="ce137"/>
          <table:table-cell table:style-name="ce129" table:formula="of:=IF([.K6]&lt;&gt;&quot;n/a&quot;; IF([.K6]&lt;&gt;&quot;&quot;; &quot;$&quot; &amp; TEXT([.K6]; &quot;0.00&quot;) &amp; &quot;$&quot;;  &quot;&quot;); &quot;n/a&quot;)" office:value-type="string" office:string-value="$94.99$" calcext:value-type="string">
            <text:p>$94.99$</text:p>
          </table:table-cell>
          <table:table-cell table:style-name="ce129" table:formula="of:=IF([.M6]&lt;&gt;&quot;n/a&quot;; IF([.M6]&lt;&gt;&quot;&quot;; &quot;$&quot; &amp; TEXT([.M6]; &quot;0.00&quot;) &amp; &quot;$&quot;;  &quot;&quot;); &quot;n/a&quot;)" office:value-type="string" office:string-value="$94.71$" calcext:value-type="string">
            <text:p>$94.71$</text:p>
          </table:table-cell>
          <table:table-cell table:style-name="ce129" table:formula="of:=IF([.O6]&lt;&gt;&quot;n/a&quot;; IF([.O6]&lt;&gt;&quot;&quot;; &quot;$&quot; &amp; TEXT([.O6]; &quot;0.00&quot;) &amp; &quot;$&quot;;  &quot;&quot;); &quot;n/a&quot;)" office:value-type="string" office:string-value="$95.33$" calcext:value-type="string">
            <text:p>$95.33$</text:p>
          </table:table-cell>
          <table:table-cell table:style-name="ce128" table:formula="of:=IF([.Q6]&lt;&gt;&quot;n/a&quot;; IF([.Q6]&lt;&gt;&quot;&quot;; &quot;$&quot; &amp; TEXT([.Q6]; &quot;0.00&quot;) &amp; &quot;$&quot;;  &quot;&quot;); &quot;n/a&quot;)" office:value-type="string" office:string-value="$90.26$" calcext:value-type="string">
            <text:p>$90.26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MaChAmp Bert base (single)</text:p>
          </table:table-cell>
          <table:table-cell table:style-name="ce32" office:value-type="float" office:value="88.8406371012486" calcext:value-type="float">
            <text:p>88.84</text:p>
          </table:table-cell>
          <table:table-cell table:style-name="ce61" office:value-type="float" office:value="2.70869483207803" calcext:value-type="float">
            <text:p>2.71</text:p>
          </table:table-cell>
          <table:table-cell table:style-name="ce32" office:value-type="float" office:value="88.4369617673384" calcext:value-type="float">
            <text:p>88.44</text:p>
          </table:table-cell>
          <table:table-cell table:style-name="ce61" office:value-type="float" office:value="3.74674204234018" calcext:value-type="float">
            <text:p>3.75</text:p>
          </table:table-cell>
          <table:table-cell table:style-name="ce32" office:value-type="float" office:value="89.3281382363909" calcext:value-type="float">
            <text:p>89.33</text:p>
          </table:table-cell>
          <table:table-cell table:style-name="ce75" office:value-type="float" office:value="2.78669622936783" calcext:value-type="float">
            <text:p>2.79</text:p>
          </table:table-cell>
          <table:table-cell table:style-name="ce32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75"/>
          <table:table-cell table:style-name="ce61" office:value-type="float" office:value="94.7581274619941" calcext:value-type="float">
            <text:p>94.76</text:p>
          </table:table-cell>
          <table:table-cell table:style-name="ce75" office:value-type="float" office:value="1.41133043860394" calcext:value-type="float">
            <text:p>1.41</text:p>
          </table:table-cell>
          <table:table-cell table:style-name="ce61" office:value-type="float" office:value="94.3094587674669" calcext:value-type="float">
            <text:p>94.31</text:p>
          </table:table-cell>
          <table:table-cell table:style-name="ce75" office:value-type="float" office:value="2.48013041556499" calcext:value-type="float">
            <text:p>2.48</text:p>
          </table:table-cell>
          <table:table-cell table:style-name="ce32" office:value-type="float" office:value="95.2959754630292" calcext:value-type="float">
            <text:p>95.30</text:p>
          </table:table-cell>
          <table:table-cell table:style-name="ce75" office:value-type="float" office:value="2.41127694727643" calcext:value-type="float">
            <text:p>2.41</text:p>
          </table:table-cell>
          <table:table-cell table:style-name="ce32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115" table:number-columns-repeated="2"/>
          <table:table-cell table:style-name="ce47"/>
          <table:table-cell table:style-name="ce46" table:formula="of:=IF([.A7]&lt;&gt;&quot;&quot;; [.A7]; &quot;&quot;)" office:value-type="string" office:string-value="MaChAmp Bert base (single)" calcext:value-type="string">
            <text:p>MaChAmp Bert base (single)</text:p>
          </table:table-cell>
          <table:table-cell table:style-name="ce129" table:formula="of:=IF([.B7]&lt;&gt;&quot;n/a&quot;; IF([.B7]&lt;&gt;&quot;&quot;; &quot;$&quot; &amp; TEXT([.B7]; &quot;0.00&quot;) &amp; &quot;$&quot;;  &quot;&quot;); &quot;n/a&quot;)" office:value-type="string" office:string-value="$88.84$" calcext:value-type="string">
            <text:p>$88.84$</text:p>
          </table:table-cell>
          <table:table-cell table:style-name="ce129" table:formula="of:=IF([.D7]&lt;&gt;&quot;n/a&quot;; IF([.D7]&lt;&gt;&quot;&quot;; &quot;$&quot; &amp; TEXT([.D7]; &quot;0.00&quot;) &amp; &quot;$&quot;;  &quot;&quot;); &quot;n/a&quot;)" office:value-type="string" office:string-value="$88.44$" calcext:value-type="string">
            <text:p>$88.44$</text:p>
          </table:table-cell>
          <table:table-cell table:style-name="ce129" table:formula="of:=IF([.F7]&lt;&gt;&quot;n/a&quot;; IF([.F7]&lt;&gt;&quot;&quot;; &quot;$&quot; &amp; TEXT([.F7]; &quot;0.00&quot;) &amp; &quot;$&quot;;  &quot;&quot;); &quot;n/a&quot;)" office:value-type="string" office:string-value="$89.33$" calcext:value-type="string">
            <text:p>$89.33$</text:p>
          </table:table-cell>
          <table:table-cell table:style-name="ce129" table:formula="of:=IF([.H7]&lt;&gt;&quot;n/a&quot;; IF([.H7]&lt;&gt;&quot;&quot;; &quot;$&quot; &amp; TEXT([.H7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7]&lt;&gt;&quot;n/a&quot;; IF([.K7]&lt;&gt;&quot;&quot;; &quot;$&quot; &amp; TEXT([.K7]; &quot;0.00&quot;) &amp; &quot;$&quot;;  &quot;&quot;); &quot;n/a&quot;)" office:value-type="string" office:string-value="$94.76$" calcext:value-type="string">
            <text:p>$94.76$</text:p>
          </table:table-cell>
          <table:table-cell table:style-name="ce129" table:formula="of:=IF([.M7]&lt;&gt;&quot;n/a&quot;; IF([.M7]&lt;&gt;&quot;&quot;; &quot;$&quot; &amp; TEXT([.M7]; &quot;0.00&quot;) &amp; &quot;$&quot;;  &quot;&quot;); &quot;n/a&quot;)" office:value-type="string" office:string-value="$94.31$" calcext:value-type="string">
            <text:p>$94.31$</text:p>
          </table:table-cell>
          <table:table-cell table:style-name="ce129" table:formula="of:=IF([.O7]&lt;&gt;&quot;n/a&quot;; IF([.O7]&lt;&gt;&quot;&quot;; &quot;$&quot; &amp; TEXT([.O7]; &quot;0.00&quot;) &amp; &quot;$&quot;;  &quot;&quot;); &quot;n/a&quot;)" office:value-type="string" office:string-value="$95.30$" calcext:value-type="string">
            <text:p>$95.30$</text:p>
          </table:table-cell>
          <table:table-cell table:style-name="ce128" table:formula="of:=IF([.Q7]&lt;&gt;&quot;n/a&quot;; IF([.Q7]&lt;&gt;&quot;&quot;; &quot;$&quot; &amp; TEXT([.Q7]; &quot;0.00&quot;) &amp; &quot;$&quot;;  &quot;&quot;); &quot;n/a&quot;)" office:value-type="string" office:string-value="n/a" calcext:value-type="string">
            <text:p>n/a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MaChAmp Bert large (multi)</text:p>
          </table:table-cell>
          <table:table-cell table:style-name="ce32" office:value-type="float" office:value="87.9635516148393" calcext:value-type="float">
            <text:p>87.96</text:p>
          </table:table-cell>
          <table:table-cell table:style-name="ce75" office:value-type="float" office:value="2.92526168620684" calcext:value-type="float">
            <text:p>2.93</text:p>
          </table:table-cell>
          <table:table-cell table:style-name="ce32" office:value-type="float" office:value="87.2754242495349" calcext:value-type="float">
            <text:p>87.28</text:p>
          </table:table-cell>
          <table:table-cell table:style-name="ce61" office:value-type="float" office:value="4.24325836173125" calcext:value-type="float">
            <text:p>4.24</text:p>
          </table:table-cell>
          <table:table-cell table:style-name="ce32" office:value-type="float" office:value="88.7282421837049" calcext:value-type="float">
            <text:p>88.73</text:p>
          </table:table-cell>
          <table:table-cell table:style-name="ce75" office:value-type="float" office:value="1.98345161422169" calcext:value-type="float">
            <text:p>1.98</text:p>
          </table:table-cell>
          <table:table-cell table:style-name="ce32" office:value-type="float" office:value="84.8767978101587" calcext:value-type="float">
            <text:p>84.88</text:p>
          </table:table-cell>
          <table:table-cell table:style-name="ce75" office:value-type="float" office:value="3.4156141321918" calcext:value-type="float">
            <text:p>3.42</text:p>
          </table:table-cell>
          <table:table-cell table:style-name="ce88"/>
          <table:table-cell table:style-name="ce61" office:value-type="float" office:value="94.7369372491191" calcext:value-type="float">
            <text:p>94.74</text:p>
          </table:table-cell>
          <table:table-cell table:style-name="ce75" office:value-type="float" office:value="1.5118594515718" calcext:value-type="float">
            <text:p>1.51</text:p>
          </table:table-cell>
          <table:table-cell table:style-name="ce32" office:value-type="float" office:value="93.9707761224916" calcext:value-type="float">
            <text:p>93.97</text:p>
          </table:table-cell>
          <table:table-cell table:style-name="ce75" office:value-type="float" office:value="3.02788501309373" calcext:value-type="float">
            <text:p>3.03</text:p>
          </table:table-cell>
          <table:table-cell table:style-name="ce32" office:value-type="float" office:value="95.5877659821898" calcext:value-type="float">
            <text:p>95.59</text:p>
          </table:table-cell>
          <table:table-cell table:style-name="ce75" office:value-type="float" office:value="1.28813525980284" calcext:value-type="float">
            <text:p>1.29</text:p>
          </table:table-cell>
          <table:table-cell table:style-name="ce32" office:value-type="float" office:value="90.1571283595855" calcext:value-type="float">
            <text:p>90.16</text:p>
          </table:table-cell>
          <table:table-cell table:style-name="ce75" office:value-type="float" office:value="2.53077876340068" calcext:value-type="float">
            <text:p>2.53</text:p>
          </table:table-cell>
          <table:table-cell table:style-name="ce115" table:number-columns-repeated="2"/>
          <table:table-cell table:style-name="ce47"/>
          <table:table-cell table:style-name="ce46" table:formula="of:=IF([.A8]&lt;&gt;&quot;&quot;; [.A8]; &quot;&quot;)" office:value-type="string" office:string-value="MaChAmp Bert large (multi)" calcext:value-type="string">
            <text:p>MaChAmp Bert large (multi)</text:p>
          </table:table-cell>
          <table:table-cell table:style-name="ce129" table:formula="of:=IF([.B8]&lt;&gt;&quot;n/a&quot;; IF([.B8]&lt;&gt;&quot;&quot;; &quot;$&quot; &amp; TEXT([.B8]; &quot;0.00&quot;) &amp; &quot;$&quot;;  &quot;&quot;); &quot;n/a&quot;)" office:value-type="string" office:string-value="$87.96$" calcext:value-type="string">
            <text:p>$87.96$</text:p>
          </table:table-cell>
          <table:table-cell table:style-name="ce129" table:formula="of:=IF([.D8]&lt;&gt;&quot;n/a&quot;; IF([.D8]&lt;&gt;&quot;&quot;; &quot;$&quot; &amp; TEXT([.D8]; &quot;0.00&quot;) &amp; &quot;$&quot;;  &quot;&quot;); &quot;n/a&quot;)" office:value-type="string" office:string-value="$87.28$" calcext:value-type="string">
            <text:p>$87.28$</text:p>
          </table:table-cell>
          <table:table-cell table:style-name="ce129" table:formula="of:=IF([.F8]&lt;&gt;&quot;n/a&quot;; IF([.F8]&lt;&gt;&quot;&quot;; &quot;$&quot; &amp; TEXT([.F8]; &quot;0.00&quot;) &amp; &quot;$&quot;;  &quot;&quot;); &quot;n/a&quot;)" office:value-type="string" office:string-value="$88.73$" calcext:value-type="string">
            <text:p>$88.73$</text:p>
          </table:table-cell>
          <table:table-cell table:style-name="ce129" table:formula="of:=IF([.H8]&lt;&gt;&quot;n/a&quot;; IF([.H8]&lt;&gt;&quot;&quot;; &quot;$&quot; &amp; TEXT([.H8]; &quot;0.00&quot;) &amp; &quot;$&quot;;  &quot;&quot;); &quot;n/a&quot;)" office:value-type="string" office:string-value="$84.88$" calcext:value-type="string">
            <text:p>$84.88$</text:p>
          </table:table-cell>
          <table:table-cell table:style-name="ce137"/>
          <table:table-cell table:style-name="ce129" table:formula="of:=IF([.K8]&lt;&gt;&quot;n/a&quot;; IF([.K8]&lt;&gt;&quot;&quot;; &quot;$&quot; &amp; TEXT([.K8]; &quot;0.00&quot;) &amp; &quot;$&quot;;  &quot;&quot;); &quot;n/a&quot;)" office:value-type="string" office:string-value="$94.74$" calcext:value-type="string">
            <text:p>$94.74$</text:p>
          </table:table-cell>
          <table:table-cell table:style-name="ce129" table:formula="of:=IF([.M8]&lt;&gt;&quot;n/a&quot;; IF([.M8]&lt;&gt;&quot;&quot;; &quot;$&quot; &amp; TEXT([.M8]; &quot;0.00&quot;) &amp; &quot;$&quot;;  &quot;&quot;); &quot;n/a&quot;)" office:value-type="string" office:string-value="$93.97$" calcext:value-type="string">
            <text:p>$93.97$</text:p>
          </table:table-cell>
          <table:table-cell table:style-name="ce129" table:formula="of:=IF([.O8]&lt;&gt;&quot;n/a&quot;; IF([.O8]&lt;&gt;&quot;&quot;; &quot;$&quot; &amp; TEXT([.O8]; &quot;0.00&quot;) &amp; &quot;$&quot;;  &quot;&quot;); &quot;n/a&quot;)" office:value-type="string" office:string-value="$95.59$" calcext:value-type="string">
            <text:p>$95.59$</text:p>
          </table:table-cell>
          <table:table-cell table:style-name="ce128" table:formula="of:=IF([.Q8]&lt;&gt;&quot;n/a&quot;; IF([.Q8]&lt;&gt;&quot;&quot;; &quot;$&quot; &amp; TEXT([.Q8]; &quot;0.00&quot;) &amp; &quot;$&quot;;  &quot;&quot;); &quot;n/a&quot;)" office:value-type="string" office:string-value="$90.16$" calcext:value-type="string">
            <text:p>$90.16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 large (single)</text:p>
          </table:table-cell>
          <table:table-cell table:style-name="ce32" office:value-type="float" office:value="89.2308074576121" calcext:value-type="float">
            <text:p>89.23</text:p>
          </table:table-cell>
          <table:table-cell table:style-name="ce75" office:value-type="float" office:value="3.20585157628229" calcext:value-type="float">
            <text:p>3.21</text:p>
          </table:table-cell>
          <table:table-cell table:style-name="ce71" office:value-type="float" office:value="88.3566724135404" calcext:value-type="float">
            <text:p>88.36</text:p>
          </table:table-cell>
          <table:table-cell table:style-name="ce61" office:value-type="float" office:value="3.26928327559487" calcext:value-type="float">
            <text:p>3.27</text:p>
          </table:table-cell>
          <table:table-cell table:style-name="ce32" office:value-type="float" office:value="90.2026181334752" calcext:value-type="float">
            <text:p>90.20</text:p>
          </table:table-cell>
          <table:table-cell table:style-name="ce75" office:value-type="float" office:value="4.14517610561837" calcext:value-type="float">
            <text:p>4.15</text:p>
          </table:table-cell>
          <table:table-cell table:number-columns-repeated="2" table:style-name="ce71" office:value-type="string" calcext:value-type="string">
            <text:p>n/a</text:p>
          </table:table-cell>
          <table:table-cell table:style-name="ce88"/>
          <table:table-cell table:style-name="ce61" office:value-type="float" office:value="95.324129673496" calcext:value-type="float">
            <text:p>95.32</text:p>
          </table:table-cell>
          <table:table-cell table:style-name="ce71" office:value-type="float" office:value="1.56556757037613" calcext:value-type="float">
            <text:p>1.57</text:p>
          </table:table-cell>
          <table:table-cell table:style-name="ce32" office:value-type="float" office:value="94.4103863235844" calcext:value-type="float">
            <text:p>94.41</text:p>
          </table:table-cell>
          <table:table-cell table:style-name="ce75" office:value-type="float" office:value="2.5886696700086" calcext:value-type="float">
            <text:p>2.59</text:p>
          </table:table-cell>
          <table:table-cell table:style-name="ce71" office:value-type="float" office:value="96.3408209061395" calcext:value-type="float">
            <text:p>96.34</text:p>
          </table:table-cell>
          <table:table-cell table:style-name="ce71" office:value-type="float" office:value="2.46658520338426" calcext:value-type="float">
            <text:p>2.47</text:p>
          </table:table-cell>
          <table:table-cell table:style-name="ce32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115" table:number-columns-repeated="2"/>
          <table:table-cell table:style-name="ce47"/>
          <table:table-cell table:style-name="ce46" table:formula="of:=IF([.A9]&lt;&gt;&quot;&quot;; [.A9]; &quot;&quot;)" office:value-type="string" office:string-value="MaChAmp Bert large (single)" calcext:value-type="string">
            <text:p>MaChAmp Bert large (single)</text:p>
          </table:table-cell>
          <table:table-cell table:style-name="ce128" table:formula="of:=IF([.B9]&lt;&gt;&quot;n/a&quot;; IF([.B9]&lt;&gt;&quot;&quot;; &quot;$&quot; &amp; TEXT([.B9]; &quot;0.00&quot;) &amp; &quot;$&quot;;  &quot;&quot;); &quot;n/a&quot;)" office:value-type="string" office:string-value="$89.23$" calcext:value-type="string">
            <text:p>$89.23$</text:p>
          </table:table-cell>
          <table:table-cell table:style-name="ce129" table:formula="of:=IF([.D9]&lt;&gt;&quot;n/a&quot;; IF([.D9]&lt;&gt;&quot;&quot;; &quot;$&quot; &amp; TEXT([.D9]; &quot;0.00&quot;) &amp; &quot;$&quot;;  &quot;&quot;); &quot;n/a&quot;)" office:value-type="string" office:string-value="$88.36$" calcext:value-type="string">
            <text:p>$88.36$</text:p>
          </table:table-cell>
          <table:table-cell table:style-name="ce128" table:formula="of:=IF([.F9]&lt;&gt;&quot;n/a&quot;; IF([.F9]&lt;&gt;&quot;&quot;; &quot;$&quot; &amp; TEXT([.F9]; &quot;0.00&quot;) &amp; &quot;$&quot;;  &quot;&quot;); &quot;n/a&quot;)" office:value-type="string" office:string-value="$90.20$" calcext:value-type="string">
            <text:p>$90.20$</text:p>
          </table:table-cell>
          <table:table-cell table:style-name="ce129" table:formula="of:=IF([.H9]&lt;&gt;&quot;n/a&quot;; IF([.H9]&lt;&gt;&quot;&quot;; &quot;$&quot; &amp; TEXT([.H9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9]&lt;&gt;&quot;n/a&quot;; IF([.K9]&lt;&gt;&quot;&quot;; &quot;$&quot; &amp; TEXT([.K9]; &quot;0.00&quot;) &amp; &quot;$&quot;;  &quot;&quot;); &quot;n/a&quot;)" office:value-type="string" office:string-value="$95.32$" calcext:value-type="string">
            <text:p>$95.32$</text:p>
          </table:table-cell>
          <table:table-cell table:style-name="ce128" table:formula="of:=IF([.M9]&lt;&gt;&quot;n/a&quot;; IF([.M9]&lt;&gt;&quot;&quot;; &quot;$&quot; &amp; TEXT([.M9]; &quot;0.00&quot;) &amp; &quot;$&quot;;  &quot;&quot;); &quot;n/a&quot;)" office:value-type="string" office:string-value="$94.41$" calcext:value-type="string">
            <text:p>$94.41$</text:p>
          </table:table-cell>
          <table:table-cell table:style-name="ce129" table:formula="of:=IF([.O9]&lt;&gt;&quot;n/a&quot;; IF([.O9]&lt;&gt;&quot;&quot;; &quot;$&quot; &amp; TEXT([.O9]; &quot;0.00&quot;) &amp; &quot;$&quot;;  &quot;&quot;); &quot;n/a&quot;)" office:value-type="string" office:string-value="$96.34$" calcext:value-type="string">
            <text:p>$96.34$</text:p>
          </table:table-cell>
          <table:table-cell table:style-name="ce128" table:formula="of:=IF([.Q9]&lt;&gt;&quot;n/a&quot;; IF([.Q9]&lt;&gt;&quot;&quot;; &quot;$&quot; &amp; TEXT([.Q9]; &quot;0.00&quot;) &amp; &quot;$&quot;;  &quot;&quot;); &quot;n/a&quot;)" office:value-type="string" office:string-value="n/a" calcext:value-type="string">
            <text:p>n/a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mBert (multi)</text:p>
          </table:table-cell>
          <table:table-cell table:style-name="ce32" office:value-type="float" office:value="88.3504095621654" calcext:value-type="float">
            <text:p>88.35</text:p>
          </table:table-cell>
          <table:table-cell table:style-name="ce75" office:value-type="float" office:value="3.1244707105561" calcext:value-type="float">
            <text:p>3.12</text:p>
          </table:table-cell>
          <table:table-cell table:style-name="ce71" office:value-type="float" office:value="87.3662400955558" calcext:value-type="float">
            <text:p>87.37</text:p>
          </table:table-cell>
          <table:table-cell table:style-name="ce61" office:value-type="float" office:value="3.59555817126055" calcext:value-type="float">
            <text:p>3.60</text:p>
          </table:table-cell>
          <table:table-cell table:style-name="ce32" office:value-type="float" office:value="89.3955816587178" calcext:value-type="float">
            <text:p>89.40</text:p>
          </table:table-cell>
          <table:table-cell table:style-name="ce75" office:value-type="float" office:value="3.15408335145938" calcext:value-type="float">
            <text:p>3.15</text:p>
          </table:table-cell>
          <table:table-cell table:style-name="ce71" office:value-type="float" office:value="85.3739024339443" calcext:value-type="float">
            <text:p>85.37</text:p>
          </table:table-cell>
          <table:table-cell table:style-name="ce71" office:value-type="float" office:value="3.42984266793344" calcext:value-type="float">
            <text:p>3.43</text:p>
          </table:table-cell>
          <table:table-cell table:style-name="ce88"/>
          <table:table-cell table:style-name="ce61" office:value-type="float" office:value="93.9413978123898" calcext:value-type="float">
            <text:p>93.94</text:p>
          </table:table-cell>
          <table:table-cell table:style-name="ce71" office:value-type="float" office:value="1.96469578420727" calcext:value-type="float">
            <text:p>1.96</text:p>
          </table:table-cell>
          <table:table-cell table:style-name="ce32" office:value-type="float" office:value="92.8948337081036" calcext:value-type="float">
            <text:p>92.89</text:p>
          </table:table-cell>
          <table:table-cell table:style-name="ce75" office:value-type="float" office:value="2.73514977735983" calcext:value-type="float">
            <text:p>2.74</text:p>
          </table:table-cell>
          <table:table-cell table:style-name="ce71" office:value-type="float" office:value="95.052542762371" calcext:value-type="float">
            <text:p>95.05</text:p>
          </table:table-cell>
          <table:table-cell table:style-name="ce71" office:value-type="float" office:value="1.97890947809459" calcext:value-type="float">
            <text:p>1.98</text:p>
          </table:table-cell>
          <table:table-cell table:style-name="ce32" office:value-type="float" office:value="89.8979117092414" calcext:value-type="float">
            <text:p>89.90</text:p>
          </table:table-cell>
          <table:table-cell table:style-name="ce75" office:value-type="float" office:value="3.52228853067635" calcext:value-type="float">
            <text:p>3.52</text:p>
          </table:table-cell>
          <table:table-cell table:style-name="ce115"/>
          <table:table-cell table:style-name="ce108" table:number-columns-repeated="2"/>
          <table:table-cell table:style-name="ce119" table:formula="of:=IF([.A10]&lt;&gt;&quot;&quot;; [.A10]; &quot;&quot;)" office:value-type="string" office:string-value="MaChAmp mBert (multi)" calcext:value-type="string">
            <text:p>MaChAmp mBert (multi)</text:p>
          </table:table-cell>
          <table:table-cell table:style-name="ce128" table:formula="of:=IF([.B10]&lt;&gt;&quot;n/a&quot;; IF([.B10]&lt;&gt;&quot;&quot;; &quot;$&quot; &amp; TEXT([.B10]; &quot;0.00&quot;) &amp; &quot;$&quot;;  &quot;&quot;); &quot;n/a&quot;)" office:value-type="string" office:string-value="$88.35$" calcext:value-type="string">
            <text:p>$88.35$</text:p>
          </table:table-cell>
          <table:table-cell table:style-name="ce129" table:formula="of:=IF([.D10]&lt;&gt;&quot;n/a&quot;; IF([.D10]&lt;&gt;&quot;&quot;; &quot;$&quot; &amp; TEXT([.D10]; &quot;0.00&quot;) &amp; &quot;$&quot;;  &quot;&quot;); &quot;n/a&quot;)" office:value-type="string" office:string-value="$87.37$" calcext:value-type="string">
            <text:p>$87.37$</text:p>
          </table:table-cell>
          <table:table-cell table:style-name="ce128" table:formula="of:=IF([.F10]&lt;&gt;&quot;n/a&quot;; IF([.F10]&lt;&gt;&quot;&quot;; &quot;$&quot; &amp; TEXT([.F10]; &quot;0.00&quot;) &amp; &quot;$&quot;;  &quot;&quot;); &quot;n/a&quot;)" office:value-type="string" office:string-value="$89.40$" calcext:value-type="string">
            <text:p>$89.40$</text:p>
          </table:table-cell>
          <table:table-cell table:style-name="ce129" table:formula="of:=IF([.H10]&lt;&gt;&quot;n/a&quot;; IF([.H10]&lt;&gt;&quot;&quot;; &quot;$&quot; &amp; TEXT([.H10]; &quot;0.00&quot;) &amp; &quot;$&quot;;  &quot;&quot;); &quot;n/a&quot;)" office:value-type="string" office:string-value="$85.37$" calcext:value-type="string">
            <text:p>$85.37$</text:p>
          </table:table-cell>
          <table:table-cell table:style-name="ce137"/>
          <table:table-cell table:style-name="ce129" table:formula="of:=IF([.K10]&lt;&gt;&quot;n/a&quot;; IF([.K10]&lt;&gt;&quot;&quot;; &quot;$&quot; &amp; TEXT([.K10]; &quot;0.00&quot;) &amp; &quot;$&quot;;  &quot;&quot;); &quot;n/a&quot;)" office:value-type="string" office:string-value="$93.94$" calcext:value-type="string">
            <text:p>$93.94$</text:p>
          </table:table-cell>
          <table:table-cell table:style-name="ce128" table:formula="of:=IF([.M10]&lt;&gt;&quot;n/a&quot;; IF([.M10]&lt;&gt;&quot;&quot;; &quot;$&quot; &amp; TEXT([.M10]; &quot;0.00&quot;) &amp; &quot;$&quot;;  &quot;&quot;); &quot;n/a&quot;)" office:value-type="string" office:string-value="$92.89$" calcext:value-type="string">
            <text:p>$92.89$</text:p>
          </table:table-cell>
          <table:table-cell table:style-name="ce129" table:formula="of:=IF([.O10]&lt;&gt;&quot;n/a&quot;; IF([.O10]&lt;&gt;&quot;&quot;; &quot;$&quot; &amp; TEXT([.O10]; &quot;0.00&quot;) &amp; &quot;$&quot;;  &quot;&quot;); &quot;n/a&quot;)" office:value-type="string" office:string-value="$95.05$" calcext:value-type="string">
            <text:p>$95.05$</text:p>
          </table:table-cell>
          <table:table-cell table:style-name="ce128" table:formula="of:=IF([.Q10]&lt;&gt;&quot;n/a&quot;; IF([.Q10]&lt;&gt;&quot;&quot;; &quot;$&quot; &amp; TEXT([.Q10]; &quot;0.00&quot;) &amp; &quot;$&quot;;  &quot;&quot;); &quot;n/a&quot;)" office:value-type="string" office:string-value="$89.90$" calcext:value-type="string">
            <text:p>$89.90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mBert (single)</text:p>
          </table:table-cell>
          <table:table-cell table:style-name="ce32" office:value-type="float" office:value="89.7721127202607" calcext:value-type="float">
            <text:p>89.77</text:p>
          </table:table-cell>
          <table:table-cell table:style-name="ce75" office:value-type="float" office:value="2.41527171449562" calcext:value-type="float">
            <text:p>2.42</text:p>
          </table:table-cell>
          <table:table-cell table:style-name="ce71" office:value-type="float" office:value="89.0696307918889" calcext:value-type="float">
            <text:p>89.07</text:p>
          </table:table-cell>
          <table:table-cell table:style-name="ce71" office:value-type="float" office:value="3.5062866075462" calcext:value-type="float">
            <text:p>3.51</text:p>
          </table:table-cell>
          <table:table-cell table:style-name="ce32" office:value-type="float" office:value="90.5786937718143" calcext:value-type="float">
            <text:p>90.58</text:p>
          </table:table-cell>
          <table:table-cell table:style-name="ce75" office:value-type="float" office:value="2.68576025148241" calcext:value-type="float">
            <text:p>2.69</text:p>
          </table:table-cell>
          <table:table-cell table:number-columns-repeated="2" table:style-name="ce71" office:value-type="string" calcext:value-type="string">
            <text:p>n/a</text:p>
          </table:table-cell>
          <table:table-cell table:style-name="ce88"/>
          <table:table-cell table:style-name="ce71" office:value-type="float" office:value="95.250814226289" calcext:value-type="float">
            <text:p>95.25</text:p>
          </table:table-cell>
          <table:table-cell table:style-name="ce71" office:value-type="float" office:value="1.62775889439018" calcext:value-type="float">
            <text:p>1.63</text:p>
          </table:table-cell>
          <table:table-cell table:style-name="ce32" office:value-type="float" office:value="94.4936904255149" calcext:value-type="float">
            <text:p>94.49</text:p>
          </table:table-cell>
          <table:table-cell table:style-name="ce75" office:value-type="float" office:value="2.78612457249072" calcext:value-type="float">
            <text:p>2.79</text:p>
          </table:table-cell>
          <table:table-cell table:style-name="ce71" office:value-type="float" office:value="96.1187007565418" calcext:value-type="float">
            <text:p>96.12</text:p>
          </table:table-cell>
          <table:table-cell table:style-name="ce71" office:value-type="float" office:value="2.53693002315816" calcext:value-type="float">
            <text:p>2.54</text:p>
          </table:table-cell>
          <table:table-cell table:style-name="ce32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115" table:number-columns-repeated="3"/>
          <table:table-cell table:style-name="ce46" table:formula="of:=IF([.A11]&lt;&gt;&quot;&quot;; [.A11]; &quot;&quot;)" office:value-type="string" office:string-value="MaChAmp mBert (single)" calcext:value-type="string">
            <text:p>MaChAmp mBert (single)</text:p>
          </table:table-cell>
          <table:table-cell table:style-name="ce128" table:formula="of:=IF([.B11]&lt;&gt;&quot;n/a&quot;; IF([.B11]&lt;&gt;&quot;&quot;; &quot;$&quot; &amp; TEXT([.B11]; &quot;0.00&quot;) &amp; &quot;$&quot;;  &quot;&quot;); &quot;n/a&quot;)" office:value-type="string" office:string-value="$89.77$" calcext:value-type="string">
            <text:p>$89.77$</text:p>
          </table:table-cell>
          <table:table-cell table:style-name="ce129" table:formula="of:=IF([.D11]&lt;&gt;&quot;n/a&quot;; IF([.D11]&lt;&gt;&quot;&quot;; &quot;$&quot; &amp; TEXT([.D11]; &quot;0.00&quot;) &amp; &quot;$&quot;;  &quot;&quot;); &quot;n/a&quot;)" office:value-type="string" office:string-value="$89.07$" calcext:value-type="string">
            <text:p>$89.07$</text:p>
          </table:table-cell>
          <table:table-cell table:style-name="ce128" table:formula="of:=IF([.F11]&lt;&gt;&quot;n/a&quot;; IF([.F11]&lt;&gt;&quot;&quot;; &quot;$&quot; &amp; TEXT([.F11]; &quot;0.00&quot;) &amp; &quot;$&quot;;  &quot;&quot;); &quot;n/a&quot;)" office:value-type="string" office:string-value="$90.58$" calcext:value-type="string">
            <text:p>$90.58$</text:p>
          </table:table-cell>
          <table:table-cell table:style-name="ce129" table:formula="of:=IF([.H11]&lt;&gt;&quot;n/a&quot;; IF([.H11]&lt;&gt;&quot;&quot;; &quot;$&quot; &amp; TEXT([.H11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11]&lt;&gt;&quot;n/a&quot;; IF([.K11]&lt;&gt;&quot;&quot;; &quot;$&quot; &amp; TEXT([.K11]; &quot;0.00&quot;) &amp; &quot;$&quot;;  &quot;&quot;); &quot;n/a&quot;)" office:value-type="string" office:string-value="$95.25$" calcext:value-type="string">
            <text:p>$95.25$</text:p>
          </table:table-cell>
          <table:table-cell table:style-name="ce128" table:formula="of:=IF([.M11]&lt;&gt;&quot;n/a&quot;; IF([.M11]&lt;&gt;&quot;&quot;; &quot;$&quot; &amp; TEXT([.M11]; &quot;0.00&quot;) &amp; &quot;$&quot;;  &quot;&quot;); &quot;n/a&quot;)" office:value-type="string" office:string-value="$94.49$" calcext:value-type="string">
            <text:p>$94.49$</text:p>
          </table:table-cell>
          <table:table-cell table:style-name="ce129" table:formula="of:=IF([.O11]&lt;&gt;&quot;n/a&quot;; IF([.O11]&lt;&gt;&quot;&quot;; &quot;$&quot; &amp; TEXT([.O11]; &quot;0.00&quot;) &amp; &quot;$&quot;;  &quot;&quot;); &quot;n/a&quot;)" office:value-type="string" office:string-value="$96.12$" calcext:value-type="string">
            <text:p>$96.12$</text:p>
          </table:table-cell>
          <table:table-cell table:style-name="ce128" table:formula="of:=IF([.Q11]&lt;&gt;&quot;n/a&quot;; IF([.Q11]&lt;&gt;&quot;&quot;; &quot;$&quot; &amp; TEXT([.Q11]; &quot;0.00&quot;) &amp; &quot;$&quot;;  &quot;&quot;); &quot;n/a&quot;)" office:value-type="string" office:string-value="n/a" calcext:value-type="string">
            <text:p>n/a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base (multi)</text:p>
          </table:table-cell>
          <table:table-cell table:style-name="ce32" office:value-type="float" office:value="89.9104011387627" calcext:value-type="float">
            <text:p>89.91</text:p>
          </table:table-cell>
          <table:table-cell table:style-name="ce75" office:value-type="float" office:value="2.64909203611597" calcext:value-type="float">
            <text:p>2.65</text:p>
          </table:table-cell>
          <table:table-cell table:style-name="ce71" office:value-type="float" office:value="88.668296451621" calcext:value-type="float">
            <text:p>88.67</text:p>
          </table:table-cell>
          <table:table-cell table:style-name="ce61" office:value-type="float" office:value="2.20402695825256" calcext:value-type="float">
            <text:p>2.20</text:p>
          </table:table-cell>
          <table:table-cell table:style-name="ce32" office:value-type="float" office:value="91.2377668789357" calcext:value-type="float">
            <text:p>91.24</text:p>
          </table:table-cell>
          <table:table-cell table:style-name="ce75" office:value-type="float" office:value="3.70413859760785" calcext:value-type="float">
            <text:p>3.70</text:p>
          </table:table-cell>
          <table:table-cell table:style-name="ce71" office:value-type="float" office:value="86.1191744764804" calcext:value-type="float">
            <text:p>86.12</text:p>
          </table:table-cell>
          <table:table-cell table:style-name="ce71" office:value-type="float" office:value="3.31533113166764" calcext:value-type="float">
            <text:p>3.32</text:p>
          </table:table-cell>
          <table:table-cell table:style-name="ce88"/>
          <table:table-cell table:style-name="ce61" office:value-type="float" office:value="94.8316093562956" calcext:value-type="float">
            <text:p>94.83</text:p>
          </table:table-cell>
          <table:table-cell table:style-name="ce71" office:value-type="float" office:value="1.79952867560032" calcext:value-type="float">
            <text:p>1.80</text:p>
          </table:table-cell>
          <table:table-cell table:style-name="ce32" office:value-type="float" office:value="93.5435393289428" calcext:value-type="float">
            <text:p>93.54</text:p>
          </table:table-cell>
          <table:table-cell table:style-name="ce75" office:value-type="float" office:value="2.20487384296808" calcext:value-type="float">
            <text:p>2.20</text:p>
          </table:table-cell>
          <table:table-cell table:style-name="ce71" office:value-type="float" office:value="96.2083796808705" calcext:value-type="float">
            <text:p>96.21</text:p>
          </table:table-cell>
          <table:table-cell table:style-name="ce71" office:value-type="float" office:value="2.51585257876192" calcext:value-type="float">
            <text:p>2.52</text:p>
          </table:table-cell>
          <table:table-cell table:style-name="ce32" office:value-type="float" office:value="90.1597550647432" calcext:value-type="float">
            <text:p>90.16</text:p>
          </table:table-cell>
          <table:table-cell table:style-name="ce75" office:value-type="float" office:value="2.56430651416325" calcext:value-type="float">
            <text:p>2.56</text:p>
          </table:table-cell>
          <table:table-cell table:style-name="ce115" table:number-columns-repeated="2"/>
          <table:table-cell table:style-name="ce47"/>
          <table:table-cell table:style-name="ce125" table:formula="of:=IF([.A12]&lt;&gt;&quot;&quot;; [.A12]; &quot;&quot;)" office:value-type="string" office:string-value="MaChAmp Roberta base (multi)" calcext:value-type="string">
            <text:p>MaChAmp Roberta base (multi)</text:p>
          </table:table-cell>
          <table:table-cell table:style-name="ce128" table:formula="of:=IF([.B12]&lt;&gt;&quot;n/a&quot;; IF([.B12]&lt;&gt;&quot;&quot;; &quot;$&quot; &amp; TEXT([.B12]; &quot;0.00&quot;) &amp; &quot;$&quot;;  &quot;&quot;); &quot;n/a&quot;)" office:value-type="string" office:string-value="$89.91$" calcext:value-type="string">
            <text:p>$89.91$</text:p>
          </table:table-cell>
          <table:table-cell table:style-name="ce129" table:formula="of:=IF([.D12]&lt;&gt;&quot;n/a&quot;; IF([.D12]&lt;&gt;&quot;&quot;; &quot;$&quot; &amp; TEXT([.D12]; &quot;0.00&quot;) &amp; &quot;$&quot;;  &quot;&quot;); &quot;n/a&quot;)" office:value-type="string" office:string-value="$88.67$" calcext:value-type="string">
            <text:p>$88.67$</text:p>
          </table:table-cell>
          <table:table-cell table:style-name="ce128" table:formula="of:=IF([.F12]&lt;&gt;&quot;n/a&quot;; IF([.F12]&lt;&gt;&quot;&quot;; &quot;$&quot; &amp; TEXT([.F12]; &quot;0.00&quot;) &amp; &quot;$&quot;;  &quot;&quot;); &quot;n/a&quot;)" office:value-type="string" office:string-value="$91.24$" calcext:value-type="string">
            <text:p>$91.24$</text:p>
          </table:table-cell>
          <table:table-cell table:style-name="ce129" table:formula="of:=IF([.H12]&lt;&gt;&quot;n/a&quot;; IF([.H12]&lt;&gt;&quot;&quot;; &quot;$&quot; &amp; TEXT([.H12]; &quot;0.00&quot;) &amp; &quot;$&quot;;  &quot;&quot;); &quot;n/a&quot;)" office:value-type="string" office:string-value="$86.12$" calcext:value-type="string">
            <text:p>$86.12$</text:p>
          </table:table-cell>
          <table:table-cell table:style-name="ce137"/>
          <table:table-cell table:style-name="ce129" table:formula="of:=IF([.K12]&lt;&gt;&quot;n/a&quot;; IF([.K12]&lt;&gt;&quot;&quot;; &quot;$&quot; &amp; TEXT([.K12]; &quot;0.00&quot;) &amp; &quot;$&quot;;  &quot;&quot;); &quot;n/a&quot;)" office:value-type="string" office:string-value="$94.83$" calcext:value-type="string">
            <text:p>$94.83$</text:p>
          </table:table-cell>
          <table:table-cell table:style-name="ce128" table:formula="of:=IF([.M12]&lt;&gt;&quot;n/a&quot;; IF([.M12]&lt;&gt;&quot;&quot;; &quot;$&quot; &amp; TEXT([.M12]; &quot;0.00&quot;) &amp; &quot;$&quot;;  &quot;&quot;); &quot;n/a&quot;)" office:value-type="string" office:string-value="$93.54$" calcext:value-type="string">
            <text:p>$93.54$</text:p>
          </table:table-cell>
          <table:table-cell table:style-name="ce129" table:formula="of:=IF([.O12]&lt;&gt;&quot;n/a&quot;; IF([.O12]&lt;&gt;&quot;&quot;; &quot;$&quot; &amp; TEXT([.O12]; &quot;0.00&quot;) &amp; &quot;$&quot;;  &quot;&quot;); &quot;n/a&quot;)" office:value-type="string" office:string-value="$96.21$" calcext:value-type="string">
            <text:p>$96.21$</text:p>
          </table:table-cell>
          <table:table-cell table:style-name="ce128" table:formula="of:=IF([.Q12]&lt;&gt;&quot;n/a&quot;; IF([.Q12]&lt;&gt;&quot;&quot;; &quot;$&quot; &amp; TEXT([.Q12]; &quot;0.00&quot;) &amp; &quot;$&quot;;  &quot;&quot;); &quot;n/a&quot;)" office:value-type="string" office:string-value="$90.16$" calcext:value-type="string">
            <text:p>$90.16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base (single)</text:p>
          </table:table-cell>
          <table:table-cell table:style-name="ce39" office:value-type="float" office:value="88.8750592509012" calcext:value-type="float">
            <text:p>88.88</text:p>
          </table:table-cell>
          <table:table-cell table:style-name="ce86" office:value-type="float" office:value="2.02428853766524" calcext:value-type="float">
            <text:p>2.02</text:p>
          </table:table-cell>
          <table:table-cell table:style-name="ce72" office:value-type="float" office:value="88.1111241695321" calcext:value-type="float">
            <text:p>88.11</text:p>
          </table:table-cell>
          <table:table-cell table:style-name="ce65" office:value-type="float" office:value="2.61164803361171" calcext:value-type="float">
            <text:p>2.61</text:p>
          </table:table-cell>
          <table:table-cell table:style-name="ce39" office:value-type="float" office:value="89.7133066852281" calcext:value-type="float">
            <text:p>89.71</text:p>
          </table:table-cell>
          <table:table-cell table:style-name="ce86" office:value-type="float" office:value="2.54614223100199" calcext:value-type="float">
            <text:p>2.55</text:p>
          </table:table-cell>
          <table:table-cell table:number-columns-repeated="2" table:style-name="ce72" office:value-type="string" calcext:value-type="string">
            <text:p>n/a</text:p>
          </table:table-cell>
          <table:table-cell table:style-name="ce91"/>
          <table:table-cell table:style-name="ce65" office:value-type="float" office:value="95.0776546572251" calcext:value-type="float">
            <text:p>95.08</text:p>
          </table:table-cell>
          <table:table-cell table:style-name="ce72" office:value-type="float" office:value="1.46301823367564" calcext:value-type="float">
            <text:p>1.46</text:p>
          </table:table-cell>
          <table:table-cell table:style-name="ce39" office:value-type="float" office:value="94.2529576336609" calcext:value-type="float">
            <text:p>94.25</text:p>
          </table:table-cell>
          <table:table-cell table:style-name="ce86" office:value-type="float" office:value="1.97974316981036" calcext:value-type="float">
            <text:p>1.98</text:p>
          </table:table-cell>
          <table:table-cell table:style-name="ce65" office:value-type="float" office:value="95.9825024714683" calcext:value-type="float">
            <text:p>95.98</text:p>
          </table:table-cell>
          <table:table-cell table:style-name="ce72" office:value-type="float" office:value="2.53497433427268" calcext:value-type="float">
            <text:p>2.53</text:p>
          </table:table-cell>
          <table:table-cell table:style-name="ce39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25" table:number-columns-repeated="2"/>
          <table:table-cell table:style-name="ce47"/>
          <table:table-cell table:style-name="ce46" table:formula="of:=IF([.A13]&lt;&gt;&quot;&quot;; [.A13]; &quot;&quot;)" office:value-type="string" office:string-value="MaChAmp Roberta base (single)" calcext:value-type="string">
            <text:p>MaChAmp Roberta base (single)</text:p>
          </table:table-cell>
          <table:table-cell table:style-name="ce128" table:formula="of:=IF([.B13]&lt;&gt;&quot;n/a&quot;; IF([.B13]&lt;&gt;&quot;&quot;; &quot;$&quot; &amp; TEXT([.B13]; &quot;0.00&quot;) &amp; &quot;$&quot;;  &quot;&quot;); &quot;n/a&quot;)" office:value-type="string" office:string-value="$88.88$" calcext:value-type="string">
            <text:p>$88.88$</text:p>
          </table:table-cell>
          <table:table-cell table:style-name="ce129" table:formula="of:=IF([.D13]&lt;&gt;&quot;n/a&quot;; IF([.D13]&lt;&gt;&quot;&quot;; &quot;$&quot; &amp; TEXT([.D13]; &quot;0.00&quot;) &amp; &quot;$&quot;;  &quot;&quot;); &quot;n/a&quot;)" office:value-type="string" office:string-value="$88.11$" calcext:value-type="string">
            <text:p>$88.11$</text:p>
          </table:table-cell>
          <table:table-cell table:style-name="ce128" table:formula="of:=IF([.F13]&lt;&gt;&quot;n/a&quot;; IF([.F13]&lt;&gt;&quot;&quot;; &quot;$&quot; &amp; TEXT([.F13]; &quot;0.00&quot;) &amp; &quot;$&quot;;  &quot;&quot;); &quot;n/a&quot;)" office:value-type="string" office:string-value="$89.71$" calcext:value-type="string">
            <text:p>$89.71$</text:p>
          </table:table-cell>
          <table:table-cell table:style-name="ce129" table:formula="of:=IF([.H13]&lt;&gt;&quot;n/a&quot;; IF([.H13]&lt;&gt;&quot;&quot;; &quot;$&quot; &amp; TEXT([.H13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13]&lt;&gt;&quot;n/a&quot;; IF([.K13]&lt;&gt;&quot;&quot;; &quot;$&quot; &amp; TEXT([.K13]; &quot;0.00&quot;) &amp; &quot;$&quot;;  &quot;&quot;); &quot;n/a&quot;)" office:value-type="string" office:string-value="$95.08$" calcext:value-type="string">
            <text:p>$95.08$</text:p>
          </table:table-cell>
          <table:table-cell table:style-name="ce128" table:formula="of:=IF([.M13]&lt;&gt;&quot;n/a&quot;; IF([.M13]&lt;&gt;&quot;&quot;; &quot;$&quot; &amp; TEXT([.M13]; &quot;0.00&quot;) &amp; &quot;$&quot;;  &quot;&quot;); &quot;n/a&quot;)" office:value-type="string" office:string-value="$94.25$" calcext:value-type="string">
            <text:p>$94.25$</text:p>
          </table:table-cell>
          <table:table-cell table:style-name="ce129" table:formula="of:=IF([.O13]&lt;&gt;&quot;n/a&quot;; IF([.O13]&lt;&gt;&quot;&quot;; &quot;$&quot; &amp; TEXT([.O13]; &quot;0.00&quot;) &amp; &quot;$&quot;;  &quot;&quot;); &quot;n/a&quot;)" office:value-type="string" office:string-value="$95.98$" calcext:value-type="string">
            <text:p>$95.98$</text:p>
          </table:table-cell>
          <table:table-cell table:style-name="ce128" table:formula="of:=IF([.Q13]&lt;&gt;&quot;n/a&quot;; IF([.Q13]&lt;&gt;&quot;&quot;; &quot;$&quot; &amp; TEXT([.Q13]; &quot;0.00&quot;) &amp; &quot;$&quot;;  &quot;&quot;); &quot;n/a&quot;)" office:value-type="string" office:string-value="n/a" calcext:value-type="string">
            <text:p>n/a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large (multi)</text:p>
          </table:table-cell>
          <table:table-cell table:style-name="ce39" office:value-type="float" office:value="88.6141807350481" calcext:value-type="float">
            <text:p>88.61</text:p>
          </table:table-cell>
          <table:table-cell table:style-name="ce86" office:value-type="float" office:value="3.37308999099123" calcext:value-type="float">
            <text:p>3.37</text:p>
          </table:table-cell>
          <table:table-cell table:style-name="ce72" office:value-type="float" office:value="87.4769760236437" calcext:value-type="float">
            <text:p>87.48</text:p>
          </table:table-cell>
          <table:table-cell table:style-name="ce65" office:value-type="float" office:value="2.82236595208088" calcext:value-type="float">
            <text:p>2.82</text:p>
          </table:table-cell>
          <table:table-cell table:style-name="ce39" office:value-type="float" office:value="89.8260205944118" calcext:value-type="float">
            <text:p>89.83</text:p>
          </table:table-cell>
          <table:table-cell table:style-name="ce86" office:value-type="float" office:value="4.3528747862963" calcext:value-type="float">
            <text:p>4.35</text:p>
          </table:table-cell>
          <table:table-cell table:style-name="ce72" office:value-type="float" office:value="85.1604908244542" calcext:value-type="float">
            <text:p>85.16</text:p>
          </table:table-cell>
          <table:table-cell table:style-name="ce72" office:value-type="float" office:value="3.63327134309396" calcext:value-type="float">
            <text:p>3.63</text:p>
          </table:table-cell>
          <table:table-cell table:style-name="ce91"/>
          <table:table-cell table:style-name="ce65" office:value-type="float" office:value="95.4266461917441" calcext:value-type="float">
            <text:p>95.43</text:p>
          </table:table-cell>
          <table:table-cell table:style-name="ce72" office:value-type="float" office:value="1.14562537487159" calcext:value-type="float">
            <text:p>1.15</text:p>
          </table:table-cell>
          <table:table-cell table:style-name="ce39" office:value-type="float" office:value="94.2292968172175" calcext:value-type="float">
            <text:p>94.23</text:p>
          </table:table-cell>
          <table:table-cell table:style-name="ce86" office:value-type="float" office:value="1.61647089581469" calcext:value-type="float">
            <text:p>1.62</text:p>
          </table:table-cell>
          <table:table-cell table:style-name="ce65" office:value-type="float" office:value="96.7032354559451" calcext:value-type="float">
            <text:p>96.70</text:p>
          </table:table-cell>
          <table:table-cell table:style-name="ce72" office:value-type="float" office:value="2.12440346984491" calcext:value-type="float">
            <text:p>2.12</text:p>
          </table:table-cell>
          <table:table-cell table:style-name="ce39" office:value-type="float" office:value="90.7343788154385" calcext:value-type="float">
            <text:p>90.73</text:p>
          </table:table-cell>
          <table:table-cell table:style-name="ce86" office:value-type="float" office:value="2.59827377871792" calcext:value-type="float">
            <text:p>2.60</text:p>
          </table:table-cell>
          <table:table-cell table:style-name="ce25" table:number-columns-repeated="2"/>
          <table:table-cell table:style-name="ce47"/>
          <table:table-cell table:style-name="ce46" table:formula="of:=IF([.A14]&lt;&gt;&quot;&quot;; [.A14]; &quot;&quot;)" office:value-type="string" office:string-value="MaChAmp Roberta large (multi)" calcext:value-type="string">
            <text:p>MaChAmp Roberta large (multi)</text:p>
          </table:table-cell>
          <table:table-cell table:style-name="ce128" table:formula="of:=IF([.B14]&lt;&gt;&quot;n/a&quot;; IF([.B14]&lt;&gt;&quot;&quot;; &quot;$&quot; &amp; TEXT([.B14]; &quot;0.00&quot;) &amp; &quot;$&quot;;  &quot;&quot;); &quot;n/a&quot;)" office:value-type="string" office:string-value="$88.61$" calcext:value-type="string">
            <text:p>$88.61$</text:p>
          </table:table-cell>
          <table:table-cell table:style-name="ce129" table:formula="of:=IF([.D14]&lt;&gt;&quot;n/a&quot;; IF([.D14]&lt;&gt;&quot;&quot;; &quot;$&quot; &amp; TEXT([.D14]; &quot;0.00&quot;) &amp; &quot;$&quot;;  &quot;&quot;); &quot;n/a&quot;)" office:value-type="string" office:string-value="$87.48$" calcext:value-type="string">
            <text:p>$87.48$</text:p>
          </table:table-cell>
          <table:table-cell table:style-name="ce128" table:formula="of:=IF([.F14]&lt;&gt;&quot;n/a&quot;; IF([.F14]&lt;&gt;&quot;&quot;; &quot;$&quot; &amp; TEXT([.F14]; &quot;0.00&quot;) &amp; &quot;$&quot;;  &quot;&quot;); &quot;n/a&quot;)" office:value-type="string" office:string-value="$89.83$" calcext:value-type="string">
            <text:p>$89.83$</text:p>
          </table:table-cell>
          <table:table-cell table:style-name="ce129" table:formula="of:=IF([.H14]&lt;&gt;&quot;n/a&quot;; IF([.H14]&lt;&gt;&quot;&quot;; &quot;$&quot; &amp; TEXT([.H14]; &quot;0.00&quot;) &amp; &quot;$&quot;;  &quot;&quot;); &quot;n/a&quot;)" office:value-type="string" office:string-value="$85.16$" calcext:value-type="string">
            <text:p>$85.16$</text:p>
          </table:table-cell>
          <table:table-cell table:style-name="ce137"/>
          <table:table-cell table:style-name="ce129" table:formula="of:=IF([.K14]&lt;&gt;&quot;n/a&quot;; IF([.K14]&lt;&gt;&quot;&quot;; &quot;$&quot; &amp; TEXT([.K14]; &quot;0.00&quot;) &amp; &quot;$&quot;;  &quot;&quot;); &quot;n/a&quot;)" office:value-type="string" office:string-value="$95.43$" calcext:value-type="string">
            <text:p>$95.43$</text:p>
          </table:table-cell>
          <table:table-cell table:style-name="ce128" table:formula="of:=IF([.M14]&lt;&gt;&quot;n/a&quot;; IF([.M14]&lt;&gt;&quot;&quot;; &quot;$&quot; &amp; TEXT([.M14]; &quot;0.00&quot;) &amp; &quot;$&quot;;  &quot;&quot;); &quot;n/a&quot;)" office:value-type="string" office:string-value="$94.23$" calcext:value-type="string">
            <text:p>$94.23$</text:p>
          </table:table-cell>
          <table:table-cell table:style-name="ce129" table:formula="of:=IF([.O14]&lt;&gt;&quot;n/a&quot;; IF([.O14]&lt;&gt;&quot;&quot;; &quot;$&quot; &amp; TEXT([.O14]; &quot;0.00&quot;) &amp; &quot;$&quot;;  &quot;&quot;); &quot;n/a&quot;)" office:value-type="string" office:string-value="$96.70$" calcext:value-type="string">
            <text:p>$96.70$</text:p>
          </table:table-cell>
          <table:table-cell table:style-name="ce128" table:formula="of:=IF([.Q14]&lt;&gt;&quot;n/a&quot;; IF([.Q14]&lt;&gt;&quot;&quot;; &quot;$&quot; &amp; TEXT([.Q14]; &quot;0.00&quot;) &amp; &quot;$&quot;;  &quot;&quot;); &quot;n/a&quot;)" office:value-type="string" office:string-value="$90.73$" calcext:value-type="string">
            <text:p>$90.73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<text:span text:style-name="T1">MaChAmp Roberta large</text:span> (single)</text:p>
          </table:table-cell>
          <table:table-cell table:style-name="ce39" office:value-type="float" office:value="89.4829543886487" calcext:value-type="float">
            <text:p>89.48</text:p>
          </table:table-cell>
          <table:table-cell table:style-name="ce86" office:value-type="float" office:value="1.53272958594182" calcext:value-type="float">
            <text:p>1.53</text:p>
          </table:table-cell>
          <table:table-cell table:style-name="ce72" office:value-type="float" office:value="88.2865810459209" calcext:value-type="float">
            <text:p>88.29</text:p>
          </table:table-cell>
          <table:table-cell table:style-name="ce65" office:value-type="float" office:value="1.47026040555053" calcext:value-type="float">
            <text:p>1.47</text:p>
          </table:table-cell>
          <table:table-cell table:style-name="ce39" office:value-type="float" office:value="90.7314655670798" calcext:value-type="float">
            <text:p>90.73</text:p>
          </table:table-cell>
          <table:table-cell table:style-name="ce86" office:value-type="float" office:value="2.05946672980099" calcext:value-type="float">
            <text:p>2.06</text:p>
          </table:table-cell>
          <table:table-cell table:number-columns-repeated="2" table:style-name="ce72" office:value-type="string" calcext:value-type="string">
            <text:p>n/a</text:p>
          </table:table-cell>
          <table:table-cell table:style-name="ce91"/>
          <table:table-cell table:style-name="ce65" office:value-type="float" office:value="95.5569785728711" calcext:value-type="float">
            <text:p>95.56</text:p>
          </table:table-cell>
          <table:table-cell table:style-name="ce72" office:value-type="float" office:value="1.01436941666264" calcext:value-type="float">
            <text:p>1.01</text:p>
          </table:table-cell>
          <table:table-cell table:style-name="ce39" office:value-type="float" office:value="94.2841521913132" calcext:value-type="float">
            <text:p>94.28</text:p>
          </table:table-cell>
          <table:table-cell table:style-name="ce86" office:value-type="float" office:value="1.32058288229833" calcext:value-type="float">
            <text:p>1.32</text:p>
          </table:table-cell>
          <table:table-cell table:style-name="ce65" office:value-type="float" office:value="96.8853699075057" calcext:value-type="float">
            <text:p>96.89</text:p>
          </table:table-cell>
          <table:table-cell table:style-name="ce72" office:value-type="float" office:value="1.49598626716219" calcext:value-type="float">
            <text:p>1.50</text:p>
          </table:table-cell>
          <table:table-cell table:style-name="ce39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25" table:number-columns-repeated="2"/>
          <table:table-cell table:style-name="ce47"/>
          <table:table-cell table:style-name="ce46" table:formula="of:=IF([.A15]&lt;&gt;&quot;&quot;; [.A15]; &quot;&quot;)" office:value-type="string" office:string-value="MaChAmp Roberta large (single)" calcext:value-type="string">
            <text:p>MaChAmp Roberta large (single)</text:p>
          </table:table-cell>
          <table:table-cell table:style-name="ce128" table:formula="of:=IF([.B15]&lt;&gt;&quot;n/a&quot;; IF([.B15]&lt;&gt;&quot;&quot;; &quot;$&quot; &amp; TEXT([.B15]; &quot;0.00&quot;) &amp; &quot;$&quot;;  &quot;&quot;); &quot;n/a&quot;)" office:value-type="string" office:string-value="$89.48$" calcext:value-type="string">
            <text:p>$89.48$</text:p>
          </table:table-cell>
          <table:table-cell table:style-name="ce129" table:formula="of:=IF([.D15]&lt;&gt;&quot;n/a&quot;; IF([.D15]&lt;&gt;&quot;&quot;; &quot;$&quot; &amp; TEXT([.D15]; &quot;0.00&quot;) &amp; &quot;$&quot;;  &quot;&quot;); &quot;n/a&quot;)" office:value-type="string" office:string-value="$88.29$" calcext:value-type="string">
            <text:p>$88.29$</text:p>
          </table:table-cell>
          <table:table-cell table:style-name="ce128" table:formula="of:=IF([.F15]&lt;&gt;&quot;n/a&quot;; IF([.F15]&lt;&gt;&quot;&quot;; &quot;$&quot; &amp; TEXT([.F15]; &quot;0.00&quot;) &amp; &quot;$&quot;;  &quot;&quot;); &quot;n/a&quot;)" office:value-type="string" office:string-value="$90.73$" calcext:value-type="string">
            <text:p>$90.73$</text:p>
          </table:table-cell>
          <table:table-cell table:style-name="ce129" table:formula="of:=IF([.H15]&lt;&gt;&quot;n/a&quot;; IF([.H15]&lt;&gt;&quot;&quot;; &quot;$&quot; &amp; TEXT([.H15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15]&lt;&gt;&quot;n/a&quot;; IF([.K15]&lt;&gt;&quot;&quot;; &quot;$&quot; &amp; TEXT([.K15]; &quot;0.00&quot;) &amp; &quot;$&quot;;  &quot;&quot;); &quot;n/a&quot;)" office:value-type="string" office:string-value="$95.56$" calcext:value-type="string">
            <text:p>$95.56$</text:p>
          </table:table-cell>
          <table:table-cell table:style-name="ce128" table:formula="of:=IF([.M15]&lt;&gt;&quot;n/a&quot;; IF([.M15]&lt;&gt;&quot;&quot;; &quot;$&quot; &amp; TEXT([.M15]; &quot;0.00&quot;) &amp; &quot;$&quot;;  &quot;&quot;); &quot;n/a&quot;)" office:value-type="string" office:string-value="$94.28$" calcext:value-type="string">
            <text:p>$94.28$</text:p>
          </table:table-cell>
          <table:table-cell table:style-name="ce129" table:formula="of:=IF([.O15]&lt;&gt;&quot;n/a&quot;; IF([.O15]&lt;&gt;&quot;&quot;; &quot;$&quot; &amp; TEXT([.O15]; &quot;0.00&quot;) &amp; &quot;$&quot;;  &quot;&quot;); &quot;n/a&quot;)" office:value-type="string" office:string-value="$96.89$" calcext:value-type="string">
            <text:p>$96.89$</text:p>
          </table:table-cell>
          <table:table-cell table:style-name="ce128" table:formula="of:=IF([.Q15]&lt;&gt;&quot;n/a&quot;; IF([.Q15]&lt;&gt;&quot;&quot;; &quot;$&quot; &amp; TEXT([.Q15]; &quot;0.00&quot;) &amp; &quot;$&quot;;  &quot;&quot;); &quot;n/a&quot;)" office:value-type="string" office:string-value="n/a" calcext:value-type="string">
            <text:p>n/a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XLM-Roberta large (multi)</text:p>
          </table:table-cell>
          <table:table-cell table:style-name="ce39" office:value-type="float" office:value="91.5896638310034" calcext:value-type="float">
            <text:p>91.59</text:p>
          </table:table-cell>
          <table:table-cell table:style-name="ce86" office:value-type="float" office:value="2.9198636175853" calcext:value-type="float">
            <text:p>2.92</text:p>
          </table:table-cell>
          <table:table-cell table:style-name="ce72" office:value-type="float" office:value="89.6390358069624" calcext:value-type="float">
            <text:p>89.64</text:p>
          </table:table-cell>
          <table:table-cell table:style-name="ce65" office:value-type="float" office:value="3.50879662805149" calcext:value-type="float">
            <text:p>3.51</text:p>
          </table:table-cell>
          <table:table-cell table:style-name="ce39" office:value-type="float" office:value="93.6453625464649" calcext:value-type="float">
            <text:p>93.65</text:p>
          </table:table-cell>
          <table:table-cell table:style-name="ce86" office:value-type="float" office:value="2.39418684276275" calcext:value-type="float">
            <text:p>2.39</text:p>
          </table:table-cell>
          <table:table-cell table:style-name="ce81" office:value-type="float" office:value="87.6303316173835" calcext:value-type="float">
            <text:p>87.63</text:p>
          </table:table-cell>
          <table:table-cell table:style-name="ce81" office:value-type="float" office:value="2.87781172339395" calcext:value-type="float">
            <text:p>2.88</text:p>
          </table:table-cell>
          <table:table-cell table:style-name="ce91"/>
          <table:table-cell table:style-name="ce58" office:value-type="float" office:value="96.3585058417926" calcext:value-type="float">
            <text:p>96.36</text:p>
          </table:table-cell>
          <table:table-cell table:style-name="ce81" office:value-type="float" office:value="1.18357676764642" calcext:value-type="float">
            <text:p>1.18</text:p>
          </table:table-cell>
          <table:table-cell table:style-name="ce39" office:value-type="float" office:value="94.2945051198501" calcext:value-type="float">
            <text:p>94.29</text:p>
          </table:table-cell>
          <table:table-cell table:style-name="ce86" office:value-type="float" office:value="1.96403183430103" calcext:value-type="float">
            <text:p>1.96</text:p>
          </table:table-cell>
          <table:table-cell table:style-name="ce65" office:value-type="float" office:value="98.5345514177685" calcext:value-type="float">
            <text:p>98.53</text:p>
          </table:table-cell>
          <table:table-cell table:style-name="ce72" office:value-type="float" office:value="0.682787267131106" calcext:value-type="float">
            <text:p>0.68</text:p>
          </table:table-cell>
          <table:table-cell table:style-name="ce37" office:value-type="float" office:value="91.5273221960266" calcext:value-type="float">
            <text:p>91.53</text:p>
          </table:table-cell>
          <table:table-cell table:style-name="ce77" office:value-type="float" office:value="1.95202412132628" calcext:value-type="float">
            <text:p>1.95</text:p>
          </table:table-cell>
          <table:table-cell table:style-name="ce25" table:number-columns-repeated="2"/>
          <table:table-cell table:style-name="ce47"/>
          <table:table-cell table:style-name="ce46" table:formula="of:=IF([.A16]&lt;&gt;&quot;&quot;; [.A16]; &quot;&quot;)" office:value-type="string" office:string-value="MaChAmp XLM-Roberta large (multi)" calcext:value-type="string">
            <text:p>MaChAmp XLM-Roberta large (multi)</text:p>
          </table:table-cell>
          <table:table-cell table:style-name="ce128" table:formula="of:=IF([.B16]&lt;&gt;&quot;n/a&quot;; IF([.B16]&lt;&gt;&quot;&quot;; &quot;$&quot; &amp; TEXT([.B16]; &quot;0.00&quot;) &amp; &quot;$&quot;;  &quot;&quot;); &quot;n/a&quot;)" office:value-type="string" office:string-value="$91.59$" calcext:value-type="string">
            <text:p>$91.59$</text:p>
          </table:table-cell>
          <table:table-cell table:style-name="ce129" table:formula="of:=IF([.D16]&lt;&gt;&quot;n/a&quot;; IF([.D16]&lt;&gt;&quot;&quot;; &quot;$&quot; &amp; TEXT([.D16]; &quot;0.00&quot;) &amp; &quot;$&quot;;  &quot;&quot;); &quot;n/a&quot;)" office:value-type="string" office:string-value="$89.64$" calcext:value-type="string">
            <text:p>$89.64$</text:p>
          </table:table-cell>
          <table:table-cell table:style-name="ce128" table:formula="of:=IF([.F16]&lt;&gt;&quot;n/a&quot;; IF([.F16]&lt;&gt;&quot;&quot;; &quot;$&quot; &amp; TEXT([.F16]; &quot;0.00&quot;) &amp; &quot;$&quot;;  &quot;&quot;); &quot;n/a&quot;)" office:value-type="string" office:string-value="$93.65$" calcext:value-type="string">
            <text:p>$93.65$</text:p>
          </table:table-cell>
          <table:table-cell table:style-name="ce129" table:formula="of:=IF([.H16]&lt;&gt;&quot;n/a&quot;; IF([.H16]&lt;&gt;&quot;&quot;; &quot;$&quot; &amp; TEXT([.H16]; &quot;0.00&quot;) &amp; &quot;$&quot;;  &quot;&quot;); &quot;n/a&quot;)" office:value-type="string" office:string-value="$87.63$" calcext:value-type="string">
            <text:p>$87.63$</text:p>
          </table:table-cell>
          <table:table-cell table:style-name="ce137"/>
          <table:table-cell table:style-name="ce129" table:formula="of:=IF([.K16]&lt;&gt;&quot;n/a&quot;; IF([.K16]&lt;&gt;&quot;&quot;; &quot;$&quot; &amp; TEXT([.K16]; &quot;0.00&quot;) &amp; &quot;$&quot;;  &quot;&quot;); &quot;n/a&quot;)" office:value-type="string" office:string-value="$96.36$" calcext:value-type="string">
            <text:p>$96.36$</text:p>
          </table:table-cell>
          <table:table-cell table:style-name="ce128" table:formula="of:=IF([.M16]&lt;&gt;&quot;n/a&quot;; IF([.M16]&lt;&gt;&quot;&quot;; &quot;$&quot; &amp; TEXT([.M16]; &quot;0.00&quot;) &amp; &quot;$&quot;;  &quot;&quot;); &quot;n/a&quot;)" office:value-type="string" office:string-value="$94.29$" calcext:value-type="string">
            <text:p>$94.29$</text:p>
          </table:table-cell>
          <table:table-cell table:style-name="ce129" table:formula="of:=IF([.O16]&lt;&gt;&quot;n/a&quot;; IF([.O16]&lt;&gt;&quot;&quot;; &quot;$&quot; &amp; TEXT([.O16]; &quot;0.00&quot;) &amp; &quot;$&quot;;  &quot;&quot;); &quot;n/a&quot;)" office:value-type="string" office:string-value="$98.53$" calcext:value-type="string">
            <text:p>$98.53$</text:p>
          </table:table-cell>
          <table:table-cell table:style-name="ce128" table:formula="of:=IF([.Q16]&lt;&gt;&quot;n/a&quot;; IF([.Q16]&lt;&gt;&quot;&quot;; &quot;$&quot; &amp; TEXT([.Q16]; &quot;0.00&quot;) &amp; &quot;$&quot;;  &quot;&quot;); &quot;n/a&quot;)" office:value-type="string" office:string-value="$91.53$" calcext:value-type="string">
            <text:p>$91.53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XLM-Roberta large (single)</text:p>
          </table:table-cell>
          <table:table-cell table:style-name="ce37" office:value-type="float" office:value="92.070623066363" calcext:value-type="float">
            <text:p>92.07</text:p>
          </table:table-cell>
          <table:table-cell table:style-name="ce77" office:value-type="float" office:value="1.94569949426915" calcext:value-type="float">
            <text:p>1.95</text:p>
          </table:table-cell>
          <table:table-cell table:style-name="ce72" office:value-type="float" office:value="90.9587474045331" calcext:value-type="float">
            <text:p>90.96</text:p>
          </table:table-cell>
          <table:table-cell table:style-name="ce65" office:value-type="float" office:value="2.19186420655513" calcext:value-type="float">
            <text:p>2.19</text:p>
          </table:table-cell>
          <table:table-cell table:style-name="ce39" office:value-type="float" office:value="93.2348587724998" calcext:value-type="float">
            <text:p>93.23</text:p>
          </table:table-cell>
          <table:table-cell table:style-name="ce86" office:value-type="float" office:value="2.23661738815218" calcext:value-type="float">
            <text:p>2.24</text:p>
          </table:table-cell>
          <table:table-cell table:number-columns-repeated="2" table:style-name="ce72" office:value-type="string" calcext:value-type="string">
            <text:p>n/a</text:p>
          </table:table-cell>
          <table:table-cell table:style-name="ce91"/>
          <table:table-cell table:style-name="ce58" office:value-type="float" office:value="96.8321871913743" calcext:value-type="float">
            <text:p>96.83</text:p>
          </table:table-cell>
          <table:table-cell table:style-name="ce81" office:value-type="float" office:value="0.869378721910496" calcext:value-type="float">
            <text:p>0.87</text:p>
          </table:table-cell>
          <table:table-cell table:style-name="ce39" office:value-type="float" office:value="95.6685225135516" calcext:value-type="float">
            <text:p>95.67</text:p>
          </table:table-cell>
          <table:table-cell table:style-name="ce86" office:value-type="float" office:value="1.73522880012117" calcext:value-type="float">
            <text:p>1.74</text:p>
          </table:table-cell>
          <table:table-cell table:style-name="ce65" office:value-type="float" office:value="98.0504884221229" calcext:value-type="float">
            <text:p>98.05</text:p>
          </table:table-cell>
          <table:table-cell table:style-name="ce72" office:value-type="float" office:value="0.912913091572557" calcext:value-type="float">
            <text:p>0.91</text:p>
          </table:table-cell>
          <table:table-cell table:style-name="ce39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25" table:number-columns-repeated="2"/>
          <table:table-cell table:style-name="ce47"/>
          <table:table-cell table:style-name="ce46" table:formula="of:=IF([.A17]&lt;&gt;&quot;&quot;; [.A17]; &quot;&quot;)" office:value-type="string" office:string-value="MaChAmp XLM-Roberta large (single)" calcext:value-type="string">
            <text:p>MaChAmp XLM-Roberta large (single)</text:p>
          </table:table-cell>
          <table:table-cell table:style-name="ce128" table:formula="of:=IF([.B17]&lt;&gt;&quot;n/a&quot;; IF([.B17]&lt;&gt;&quot;&quot;; &quot;$&quot; &amp; TEXT([.B17]; &quot;0.00&quot;) &amp; &quot;$&quot;;  &quot;&quot;); &quot;n/a&quot;)" office:value-type="string" office:string-value="$92.07$" calcext:value-type="string">
            <text:p>$92.07$</text:p>
          </table:table-cell>
          <table:table-cell table:style-name="ce129" table:formula="of:=IF([.D17]&lt;&gt;&quot;n/a&quot;; IF([.D17]&lt;&gt;&quot;&quot;; &quot;$&quot; &amp; TEXT([.D17]; &quot;0.00&quot;) &amp; &quot;$&quot;;  &quot;&quot;); &quot;n/a&quot;)" office:value-type="string" office:string-value="$90.96$" calcext:value-type="string">
            <text:p>$90.96$</text:p>
          </table:table-cell>
          <table:table-cell table:style-name="ce128" table:formula="of:=IF([.F17]&lt;&gt;&quot;n/a&quot;; IF([.F17]&lt;&gt;&quot;&quot;; &quot;$&quot; &amp; TEXT([.F17]; &quot;0.00&quot;) &amp; &quot;$&quot;;  &quot;&quot;); &quot;n/a&quot;)" office:value-type="string" office:string-value="$93.23$" calcext:value-type="string">
            <text:p>$93.23$</text:p>
          </table:table-cell>
          <table:table-cell table:style-name="ce129" table:formula="of:=IF([.H17]&lt;&gt;&quot;n/a&quot;; IF([.H17]&lt;&gt;&quot;&quot;; &quot;$&quot; &amp; TEXT([.H17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17]&lt;&gt;&quot;n/a&quot;; IF([.K17]&lt;&gt;&quot;&quot;; &quot;$&quot; &amp; TEXT([.K17]; &quot;0.00&quot;) &amp; &quot;$&quot;;  &quot;&quot;); &quot;n/a&quot;)" office:value-type="string" office:string-value="$96.83$" calcext:value-type="string">
            <text:p>$96.83$</text:p>
          </table:table-cell>
          <table:table-cell table:style-name="ce128" table:formula="of:=IF([.M17]&lt;&gt;&quot;n/a&quot;; IF([.M17]&lt;&gt;&quot;&quot;; &quot;$&quot; &amp; TEXT([.M17]; &quot;0.00&quot;) &amp; &quot;$&quot;;  &quot;&quot;); &quot;n/a&quot;)" office:value-type="string" office:string-value="$95.67$" calcext:value-type="string">
            <text:p>$95.67$</text:p>
          </table:table-cell>
          <table:table-cell table:style-name="ce129" table:formula="of:=IF([.O17]&lt;&gt;&quot;n/a&quot;; IF([.O17]&lt;&gt;&quot;&quot;; &quot;$&quot; &amp; TEXT([.O17]; &quot;0.00&quot;) &amp; &quot;$&quot;;  &quot;&quot;); &quot;n/a&quot;)" office:value-type="string" office:string-value="$98.05$" calcext:value-type="string">
            <text:p>$98.05$</text:p>
          </table:table-cell>
          <table:table-cell table:style-name="ce128" table:formula="of:=IF([.Q17]&lt;&gt;&quot;n/a&quot;; IF([.Q17]&lt;&gt;&quot;&quot;; &quot;$&quot; &amp; TEXT([.Q17]; &quot;0.00&quot;) &amp; &quot;$&quot;;  &quot;&quot;); &quot;n/a&quot;)" office:value-type="string" office:string-value="n/a" calcext:value-type="string">
            <text:p>n/a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UIE base (multi)</text:p>
          </table:table-cell>
          <table:table-cell table:style-name="ce39" office:value-type="float" office:value="89.9709981792537" calcext:value-type="float">
            <text:p>89.97</text:p>
          </table:table-cell>
          <table:table-cell table:style-name="ce86" office:value-type="float" office:value="2.78399048622105" calcext:value-type="float">
            <text:p>2.78</text:p>
          </table:table-cell>
          <table:table-cell table:style-name="ce72" office:value-type="float" office:value="91.122650127873" calcext:value-type="float">
            <text:p>91.12</text:p>
          </table:table-cell>
          <table:table-cell table:style-name="ce65" office:value-type="float" office:value="2.3014256477631" calcext:value-type="float">
            <text:p>2.30</text:p>
          </table:table-cell>
          <table:table-cell table:style-name="ce39" office:value-type="float" office:value="88.8722523663527" calcext:value-type="float">
            <text:p>88.87</text:p>
          </table:table-cell>
          <table:table-cell table:style-name="ce86" office:value-type="float" office:value="3.46405856600613" calcext:value-type="float">
            <text:p>3.46</text:p>
          </table:table-cell>
          <table:table-cell table:style-name="ce81" office:value-type="float" office:value="87.5270547765688" calcext:value-type="float">
            <text:p>87.53</text:p>
          </table:table-cell>
          <table:table-cell table:style-name="ce81" office:value-type="float" office:value="2.94776144082738" calcext:value-type="float">
            <text:p>2.95</text:p>
          </table:table-cell>
          <table:table-cell table:style-name="ce91"/>
          <table:table-cell table:style-name="ce65" office:value-type="float" office:value="95.3663368739678" calcext:value-type="float">
            <text:p>95.37</text:p>
          </table:table-cell>
          <table:table-cell table:style-name="ce72" office:value-type="float" office:value="1.53232285202176" calcext:value-type="float">
            <text:p>1.53</text:p>
          </table:table-cell>
          <table:table-cell table:style-name="ce39" office:value-type="float" office:value="96.6009979161509" calcext:value-type="float">
            <text:p>96.60</text:p>
          </table:table-cell>
          <table:table-cell table:style-name="ce86" office:value-type="float" office:value="1.45414224996842" calcext:value-type="float">
            <text:p>1.45</text:p>
          </table:table-cell>
          <table:table-cell table:style-name="ce65" office:value-type="float" office:value="94.1888712316076" calcext:value-type="float">
            <text:p>94.19</text:p>
          </table:table-cell>
          <table:table-cell table:style-name="ce72" office:value-type="float" office:value="2.22250174997912" calcext:value-type="float">
            <text:p>2.22</text:p>
          </table:table-cell>
          <table:table-cell table:style-name="ce37" office:value-type="float" office:value="92.3071070543468" calcext:value-type="float">
            <text:p>92.31</text:p>
          </table:table-cell>
          <table:table-cell table:style-name="ce77" office:value-type="float" office:value="2.53833995025768" calcext:value-type="float">
            <text:p>2.54</text:p>
          </table:table-cell>
          <table:table-cell table:style-name="ce25"/>
          <table:table-cell table:style-name="ce108" table:number-columns-repeated="2"/>
          <table:table-cell table:style-name="ce46" table:formula="of:=IF([.A18]&lt;&gt;&quot;&quot;; [.A18]; &quot;&quot;)" office:value-type="string" office:string-value="UIE base (multi)" calcext:value-type="string">
            <text:p>UIE base (multi)</text:p>
          </table:table-cell>
          <table:table-cell table:style-name="ce128" table:formula="of:=IF([.B18]&lt;&gt;&quot;n/a&quot;; IF([.B18]&lt;&gt;&quot;&quot;; &quot;$&quot; &amp; TEXT([.B18]; &quot;0.00&quot;) &amp; &quot;$&quot;;  &quot;&quot;); &quot;n/a&quot;)" office:value-type="string" office:string-value="$89.97$" calcext:value-type="string">
            <text:p>$89.97$</text:p>
          </table:table-cell>
          <table:table-cell table:style-name="ce129" table:formula="of:=IF([.D18]&lt;&gt;&quot;n/a&quot;; IF([.D18]&lt;&gt;&quot;&quot;; &quot;$&quot; &amp; TEXT([.D18]; &quot;0.00&quot;) &amp; &quot;$&quot;;  &quot;&quot;); &quot;n/a&quot;)" office:value-type="string" office:string-value="$91.12$" calcext:value-type="string">
            <text:p>$91.12$</text:p>
          </table:table-cell>
          <table:table-cell table:style-name="ce128" table:formula="of:=IF([.F18]&lt;&gt;&quot;n/a&quot;; IF([.F18]&lt;&gt;&quot;&quot;; &quot;$&quot; &amp; TEXT([.F18]; &quot;0.00&quot;) &amp; &quot;$&quot;;  &quot;&quot;); &quot;n/a&quot;)" office:value-type="string" office:string-value="$88.87$" calcext:value-type="string">
            <text:p>$88.87$</text:p>
          </table:table-cell>
          <table:table-cell table:style-name="ce129" table:formula="of:=IF([.H18]&lt;&gt;&quot;n/a&quot;; IF([.H18]&lt;&gt;&quot;&quot;; &quot;$&quot; &amp; TEXT([.H18]; &quot;0.00&quot;) &amp; &quot;$&quot;;  &quot;&quot;); &quot;n/a&quot;)" office:value-type="string" office:string-value="$87.53$" calcext:value-type="string">
            <text:p>$87.53$</text:p>
          </table:table-cell>
          <table:table-cell table:style-name="ce137"/>
          <table:table-cell table:style-name="ce129" table:formula="of:=IF([.K18]&lt;&gt;&quot;n/a&quot;; IF([.K18]&lt;&gt;&quot;&quot;; &quot;$&quot; &amp; TEXT([.K18]; &quot;0.00&quot;) &amp; &quot;$&quot;;  &quot;&quot;); &quot;n/a&quot;)" office:value-type="string" office:string-value="$95.37$" calcext:value-type="string">
            <text:p>$95.37$</text:p>
          </table:table-cell>
          <table:table-cell table:style-name="ce128" table:formula="of:=IF([.M18]&lt;&gt;&quot;n/a&quot;; IF([.M18]&lt;&gt;&quot;&quot;; &quot;$&quot; &amp; TEXT([.M18]; &quot;0.00&quot;) &amp; &quot;$&quot;;  &quot;&quot;); &quot;n/a&quot;)" office:value-type="string" office:string-value="$96.60$" calcext:value-type="string">
            <text:p>$96.60$</text:p>
          </table:table-cell>
          <table:table-cell table:style-name="ce129" table:formula="of:=IF([.O18]&lt;&gt;&quot;n/a&quot;; IF([.O18]&lt;&gt;&quot;&quot;; &quot;$&quot; &amp; TEXT([.O18]; &quot;0.00&quot;) &amp; &quot;$&quot;;  &quot;&quot;); &quot;n/a&quot;)" office:value-type="string" office:string-value="$94.19$" calcext:value-type="string">
            <text:p>$94.19$</text:p>
          </table:table-cell>
          <table:table-cell table:style-name="ce128" table:formula="of:=IF([.Q18]&lt;&gt;&quot;n/a&quot;; IF([.Q18]&lt;&gt;&quot;&quot;; &quot;$&quot; &amp; TEXT([.Q18]; &quot;0.00&quot;) &amp; &quot;$&quot;;  &quot;&quot;); &quot;n/a&quot;)" office:value-type="string" office:string-value="$92.31$" calcext:value-type="string">
            <text:p>$92.31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1" office:value-type="string" calcext:value-type="string">
            <text:p>UIE base (single)</text:p>
          </table:table-cell>
          <table:table-cell table:style-name="ce39" office:value-type="float" office:value="90.2299629879098" calcext:value-type="float">
            <text:p>90.23</text:p>
          </table:table-cell>
          <table:table-cell table:style-name="ce86" office:value-type="float" office:value="2.41878267792343" calcext:value-type="float">
            <text:p>2.42</text:p>
          </table:table-cell>
          <table:table-cell table:style-name="ce72" office:value-type="float" office:value="90.8418705527022" calcext:value-type="float">
            <text:p>90.84</text:p>
          </table:table-cell>
          <table:table-cell table:style-name="ce72" office:value-type="float" office:value="2.59918750373871" calcext:value-type="float">
            <text:p>2.60</text:p>
          </table:table-cell>
          <table:table-cell table:style-name="ce39" office:value-type="float" office:value="89.6524665906814" calcext:value-type="float">
            <text:p>89.65</text:p>
          </table:table-cell>
          <table:table-cell table:style-name="ce86" office:value-type="float" office:value="2.71422438599568" calcext:value-type="float">
            <text:p>2.71</text:p>
          </table:table-cell>
          <table:table-cell table:number-columns-repeated="2" table:style-name="ce72" office:value-type="string" calcext:value-type="string">
            <text:p>n/a</text:p>
          </table:table-cell>
          <table:table-cell table:style-name="ce91"/>
          <table:table-cell table:style-name="ce72" office:value-type="float" office:value="95.4754236470724" calcext:value-type="float">
            <text:p>95.48</text:p>
          </table:table-cell>
          <table:table-cell table:style-name="ce72" office:value-type="float" office:value="1.14524245480728" calcext:value-type="float">
            <text:p>1.15</text:p>
          </table:table-cell>
          <table:table-cell table:style-name="ce39" office:value-type="float" office:value="96.1223871281911" calcext:value-type="float">
            <text:p>96.12</text:p>
          </table:table-cell>
          <table:table-cell table:style-name="ce86" office:value-type="float" office:value="1.47215112632373" calcext:value-type="float">
            <text:p>1.47</text:p>
          </table:table-cell>
          <table:table-cell table:style-name="ce72" office:value-type="float" office:value="94.8647107895447" calcext:value-type="float">
            <text:p>94.86</text:p>
          </table:table-cell>
          <table:table-cell table:style-name="ce72" office:value-type="float" office:value="1.76159864378446" calcext:value-type="float">
            <text:p>1.76</text:p>
          </table:table-cell>
          <table:table-cell table:style-name="ce39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43" table:number-columns-repeated="2"/>
          <table:table-cell table:style-name="ce115"/>
          <table:table-cell table:style-name="ce46" table:formula="of:=IF([.A19]&lt;&gt;&quot;&quot;; [.A19]; &quot;&quot;)" office:value-type="string" office:string-value="UIE base (single)" calcext:value-type="string">
            <text:p>UIE base (single)</text:p>
          </table:table-cell>
          <table:table-cell table:style-name="ce128" table:formula="of:=IF([.B19]&lt;&gt;&quot;n/a&quot;; IF([.B19]&lt;&gt;&quot;&quot;; &quot;$&quot; &amp; TEXT([.B19]; &quot;0.00&quot;) &amp; &quot;$&quot;;  &quot;&quot;); &quot;n/a&quot;)" office:value-type="string" office:string-value="$90.23$" calcext:value-type="string">
            <text:p>$90.23$</text:p>
          </table:table-cell>
          <table:table-cell table:style-name="ce129" table:formula="of:=IF([.D19]&lt;&gt;&quot;n/a&quot;; IF([.D19]&lt;&gt;&quot;&quot;; &quot;$&quot; &amp; TEXT([.D19]; &quot;0.00&quot;) &amp; &quot;$&quot;;  &quot;&quot;); &quot;n/a&quot;)" office:value-type="string" office:string-value="$90.84$" calcext:value-type="string">
            <text:p>$90.84$</text:p>
          </table:table-cell>
          <table:table-cell table:style-name="ce128" table:formula="of:=IF([.F19]&lt;&gt;&quot;n/a&quot;; IF([.F19]&lt;&gt;&quot;&quot;; &quot;$&quot; &amp; TEXT([.F19]; &quot;0.00&quot;) &amp; &quot;$&quot;;  &quot;&quot;); &quot;n/a&quot;)" office:value-type="string" office:string-value="$89.65$" calcext:value-type="string">
            <text:p>$89.65$</text:p>
          </table:table-cell>
          <table:table-cell table:style-name="ce129" table:formula="of:=IF([.H19]&lt;&gt;&quot;n/a&quot;; IF([.H19]&lt;&gt;&quot;&quot;; &quot;$&quot; &amp; TEXT([.H19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19]&lt;&gt;&quot;n/a&quot;; IF([.K19]&lt;&gt;&quot;&quot;; &quot;$&quot; &amp; TEXT([.K19]; &quot;0.00&quot;) &amp; &quot;$&quot;;  &quot;&quot;); &quot;n/a&quot;)" office:value-type="string" office:string-value="$95.48$" calcext:value-type="string">
            <text:p>$95.48$</text:p>
          </table:table-cell>
          <table:table-cell table:style-name="ce128" table:formula="of:=IF([.M19]&lt;&gt;&quot;n/a&quot;; IF([.M19]&lt;&gt;&quot;&quot;; &quot;$&quot; &amp; TEXT([.M19]; &quot;0.00&quot;) &amp; &quot;$&quot;;  &quot;&quot;); &quot;n/a&quot;)" office:value-type="string" office:string-value="$96.12$" calcext:value-type="string">
            <text:p>$96.12$</text:p>
          </table:table-cell>
          <table:table-cell table:style-name="ce129" table:formula="of:=IF([.O19]&lt;&gt;&quot;n/a&quot;; IF([.O19]&lt;&gt;&quot;&quot;; &quot;$&quot; &amp; TEXT([.O19]; &quot;0.00&quot;) &amp; &quot;$&quot;;  &quot;&quot;); &quot;n/a&quot;)" office:value-type="string" office:string-value="$94.86$" calcext:value-type="string">
            <text:p>$94.86$</text:p>
          </table:table-cell>
          <table:table-cell table:style-name="ce128" table:formula="of:=IF([.Q19]&lt;&gt;&quot;n/a&quot;; IF([.Q19]&lt;&gt;&quot;&quot;; &quot;$&quot; &amp; TEXT([.Q19]; &quot;0.00&quot;) &amp; &quot;$&quot;;  &quot;&quot;); &quot;n/a&quot;)" office:value-type="string" office:string-value="n/a" calcext:value-type="string">
            <text:p>n/a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UIE large (multi)</text:p>
          </table:table-cell>
          <table:table-cell table:style-name="ce37" office:value-type="float" office:value="92.1012517184411" calcext:value-type="float">
            <text:p>92.10</text:p>
          </table:table-cell>
          <table:table-cell table:style-name="ce77" office:value-type="float" office:value="1.38393635447108" calcext:value-type="float">
            <text:p>1.38</text:p>
          </table:table-cell>
          <table:table-cell table:style-name="ce72" office:value-type="float" office:value="92.4991779084234" calcext:value-type="float">
            <text:p>92.50</text:p>
          </table:table-cell>
          <table:table-cell table:style-name="ce65" office:value-type="float" office:value="1.28129350089763" calcext:value-type="float">
            <text:p>1.28</text:p>
          </table:table-cell>
          <table:table-cell table:style-name="ce39" office:value-type="float" office:value="91.7180306734158" calcext:value-type="float">
            <text:p>91.72</text:p>
          </table:table-cell>
          <table:table-cell table:style-name="ce86" office:value-type="float" office:value="1.78682239281977" calcext:value-type="float">
            <text:p>1.79</text:p>
          </table:table-cell>
          <table:table-cell table:style-name="ce81" office:value-type="float" office:value="89.0785932173941" calcext:value-type="float">
            <text:p>89.08</text:p>
          </table:table-cell>
          <table:table-cell table:style-name="ce81" office:value-type="float" office:value="2.08831443312201" calcext:value-type="float">
            <text:p>2.09</text:p>
          </table:table-cell>
          <table:table-cell table:style-name="ce91"/>
          <table:table-cell table:style-name="ce65" office:value-type="float" office:value="95.9492342060721" calcext:value-type="float">
            <text:p>95.95</text:p>
          </table:table-cell>
          <table:table-cell table:style-name="ce72" office:value-type="float" office:value="1.14734917164757" calcext:value-type="float">
            <text:p>1.15</text:p>
          </table:table-cell>
          <table:table-cell table:style-name="ce39" office:value-type="float" office:value="96.3651097605491" calcext:value-type="float">
            <text:p>96.37</text:p>
          </table:table-cell>
          <table:table-cell table:style-name="ce86" office:value-type="float" office:value="1.12365720591948" calcext:value-type="float">
            <text:p>1.12</text:p>
          </table:table-cell>
          <table:table-cell table:style-name="ce65" office:value-type="float" office:value="95.5487498457138" calcext:value-type="float">
            <text:p>95.55</text:p>
          </table:table-cell>
          <table:table-cell table:style-name="ce72" office:value-type="float" office:value="1.57608244239976" calcext:value-type="float">
            <text:p>1.58</text:p>
          </table:table-cell>
          <table:table-cell table:style-name="ce37" office:value-type="float" office:value="92.5077920092735" calcext:value-type="float">
            <text:p>92.51</text:p>
          </table:table-cell>
          <table:table-cell table:style-name="ce77" office:value-type="float" office:value="1.97100719274428" calcext:value-type="float">
            <text:p>1.97</text:p>
          </table:table-cell>
          <table:table-cell table:style-name="ce25" table:number-columns-repeated="2"/>
          <table:table-cell table:style-name="ce47"/>
          <table:table-cell table:style-name="ce46" table:formula="of:=IF([.A20]&lt;&gt;&quot;&quot;; [.A20]; &quot;&quot;)" office:value-type="string" office:string-value="UIE large (multi)" calcext:value-type="string">
            <text:p>UIE large (multi)</text:p>
          </table:table-cell>
          <table:table-cell table:style-name="ce128" table:formula="of:=IF([.B20]&lt;&gt;&quot;n/a&quot;; IF([.B20]&lt;&gt;&quot;&quot;; &quot;$&quot; &amp; TEXT([.B20]; &quot;0.00&quot;) &amp; &quot;$&quot;;  &quot;&quot;); &quot;n/a&quot;)" office:value-type="string" office:string-value="$92.10$" calcext:value-type="string">
            <text:p>$92.10$</text:p>
          </table:table-cell>
          <table:table-cell table:style-name="ce129" table:formula="of:=IF([.D20]&lt;&gt;&quot;n/a&quot;; IF([.D20]&lt;&gt;&quot;&quot;; &quot;$&quot; &amp; TEXT([.D20]; &quot;0.00&quot;) &amp; &quot;$&quot;;  &quot;&quot;); &quot;n/a&quot;)" office:value-type="string" office:string-value="$92.50$" calcext:value-type="string">
            <text:p>$92.50$</text:p>
          </table:table-cell>
          <table:table-cell table:style-name="ce128" table:formula="of:=IF([.F20]&lt;&gt;&quot;n/a&quot;; IF([.F20]&lt;&gt;&quot;&quot;; &quot;$&quot; &amp; TEXT([.F20]; &quot;0.00&quot;) &amp; &quot;$&quot;;  &quot;&quot;); &quot;n/a&quot;)" office:value-type="string" office:string-value="$91.72$" calcext:value-type="string">
            <text:p>$91.72$</text:p>
          </table:table-cell>
          <table:table-cell table:style-name="ce129" table:formula="of:=IF([.H20]&lt;&gt;&quot;n/a&quot;; IF([.H20]&lt;&gt;&quot;&quot;; &quot;$&quot; &amp; TEXT([.H20]; &quot;0.00&quot;) &amp; &quot;$&quot;;  &quot;&quot;); &quot;n/a&quot;)" office:value-type="string" office:string-value="$89.08$" calcext:value-type="string">
            <text:p>$89.08$</text:p>
          </table:table-cell>
          <table:table-cell table:style-name="ce137"/>
          <table:table-cell table:style-name="ce129" table:formula="of:=IF([.K20]&lt;&gt;&quot;n/a&quot;; IF([.K20]&lt;&gt;&quot;&quot;; &quot;$&quot; &amp; TEXT([.K20]; &quot;0.00&quot;) &amp; &quot;$&quot;;  &quot;&quot;); &quot;n/a&quot;)" office:value-type="string" office:string-value="$95.95$" calcext:value-type="string">
            <text:p>$95.95$</text:p>
          </table:table-cell>
          <table:table-cell table:style-name="ce128" table:formula="of:=IF([.M20]&lt;&gt;&quot;n/a&quot;; IF([.M20]&lt;&gt;&quot;&quot;; &quot;$&quot; &amp; TEXT([.M20]; &quot;0.00&quot;) &amp; &quot;$&quot;;  &quot;&quot;); &quot;n/a&quot;)" office:value-type="string" office:string-value="$96.37$" calcext:value-type="string">
            <text:p>$96.37$</text:p>
          </table:table-cell>
          <table:table-cell table:style-name="ce129" table:formula="of:=IF([.O20]&lt;&gt;&quot;n/a&quot;; IF([.O20]&lt;&gt;&quot;&quot;; &quot;$&quot; &amp; TEXT([.O20]; &quot;0.00&quot;) &amp; &quot;$&quot;;  &quot;&quot;); &quot;n/a&quot;)" office:value-type="string" office:string-value="$95.55$" calcext:value-type="string">
            <text:p>$95.55$</text:p>
          </table:table-cell>
          <table:table-cell table:style-name="ce128" table:formula="of:=IF([.Q20]&lt;&gt;&quot;n/a&quot;; IF([.Q20]&lt;&gt;&quot;&quot;; &quot;$&quot; &amp; TEXT([.Q20]; &quot;0.00&quot;) &amp; &quot;$&quot;;  &quot;&quot;); &quot;n/a&quot;)" office:value-type="string" office:string-value="$92.51$" calcext:value-type="string">
            <text:p>$92.51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UIE large (single)</text:p>
          </table:table-cell>
          <table:table-cell table:style-name="ce39" office:value-type="float" office:value="92.0517419837623" calcext:value-type="float">
            <text:p>92.05</text:p>
          </table:table-cell>
          <table:table-cell table:style-name="ce86" office:value-type="float" office:value="1.38770363421757" calcext:value-type="float">
            <text:p>1.39</text:p>
          </table:table-cell>
          <table:table-cell table:style-name="ce72" office:value-type="float" office:value="93.1127440093671" calcext:value-type="float">
            <text:p>93.11</text:p>
          </table:table-cell>
          <table:table-cell table:style-name="ce65" office:value-type="float" office:value="1.4288617423268" calcext:value-type="float">
            <text:p>1.43</text:p>
          </table:table-cell>
          <table:table-cell table:style-name="ce39" office:value-type="float" office:value="91.0292609592746" calcext:value-type="float">
            <text:p>91.03</text:p>
          </table:table-cell>
          <table:table-cell table:style-name="ce86" office:value-type="float" office:value="1.79272495394506" calcext:value-type="float">
            <text:p>1.79</text:p>
          </table:table-cell>
          <table:table-cell table:number-columns-repeated="2" table:style-name="ce72" office:value-type="string" calcext:value-type="string">
            <text:p>n/a</text:p>
          </table:table-cell>
          <table:table-cell table:style-name="ce91"/>
          <table:table-cell table:style-name="ce58" office:value-type="float" office:value="96.3299897142834" calcext:value-type="float">
            <text:p>96.33</text:p>
          </table:table-cell>
          <table:table-cell table:style-name="ce81" office:value-type="float" office:value="1.27495205601921" calcext:value-type="float">
            <text:p>1.27</text:p>
          </table:table-cell>
          <table:table-cell table:style-name="ce39" office:value-type="float" office:value="97.4412955344531" calcext:value-type="float">
            <text:p>97.44</text:p>
          </table:table-cell>
          <table:table-cell table:style-name="ce86" office:value-type="float" office:value="1.39718347668586" calcext:value-type="float">
            <text:p>1.40</text:p>
          </table:table-cell>
          <table:table-cell table:style-name="ce65" office:value-type="float" office:value="95.2589714706468" calcext:value-type="float">
            <text:p>95.26</text:p>
          </table:table-cell>
          <table:table-cell table:style-name="ce72" office:value-type="float" office:value="1.68015009711869" calcext:value-type="float">
            <text:p>1.68</text:p>
          </table:table-cell>
          <table:table-cell table:style-name="ce39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25" table:number-columns-repeated="2"/>
          <table:table-cell table:style-name="ce47"/>
          <table:table-cell table:style-name="ce46" table:formula="of:=IF([.A21]&lt;&gt;&quot;&quot;; [.A21]; &quot;&quot;)" office:value-type="string" office:string-value="UIE large (single)" calcext:value-type="string">
            <text:p>UIE large (single)</text:p>
          </table:table-cell>
          <table:table-cell table:style-name="ce128" table:formula="of:=IF([.B21]&lt;&gt;&quot;n/a&quot;; IF([.B21]&lt;&gt;&quot;&quot;; &quot;$&quot; &amp; TEXT([.B21]; &quot;0.00&quot;) &amp; &quot;$&quot;;  &quot;&quot;); &quot;n/a&quot;)" office:value-type="string" office:string-value="$92.05$" calcext:value-type="string">
            <text:p>$92.05$</text:p>
          </table:table-cell>
          <table:table-cell table:style-name="ce129" table:formula="of:=IF([.D21]&lt;&gt;&quot;n/a&quot;; IF([.D21]&lt;&gt;&quot;&quot;; &quot;$&quot; &amp; TEXT([.D21]; &quot;0.00&quot;) &amp; &quot;$&quot;;  &quot;&quot;); &quot;n/a&quot;)" office:value-type="string" office:string-value="$93.11$" calcext:value-type="string">
            <text:p>$93.11$</text:p>
          </table:table-cell>
          <table:table-cell table:style-name="ce128" table:formula="of:=IF([.F21]&lt;&gt;&quot;n/a&quot;; IF([.F21]&lt;&gt;&quot;&quot;; &quot;$&quot; &amp; TEXT([.F21]; &quot;0.00&quot;) &amp; &quot;$&quot;;  &quot;&quot;); &quot;n/a&quot;)" office:value-type="string" office:string-value="$91.03$" calcext:value-type="string">
            <text:p>$91.03$</text:p>
          </table:table-cell>
          <table:table-cell table:style-name="ce129" table:formula="of:=IF([.H21]&lt;&gt;&quot;n/a&quot;; IF([.H21]&lt;&gt;&quot;&quot;; &quot;$&quot; &amp; TEXT([.H21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21]&lt;&gt;&quot;n/a&quot;; IF([.K21]&lt;&gt;&quot;&quot;; &quot;$&quot; &amp; TEXT([.K21]; &quot;0.00&quot;) &amp; &quot;$&quot;;  &quot;&quot;); &quot;n/a&quot;)" office:value-type="string" office:string-value="$96.33$" calcext:value-type="string">
            <text:p>$96.33$</text:p>
          </table:table-cell>
          <table:table-cell table:style-name="ce128" table:formula="of:=IF([.M21]&lt;&gt;&quot;n/a&quot;; IF([.M21]&lt;&gt;&quot;&quot;; &quot;$&quot; &amp; TEXT([.M21]; &quot;0.00&quot;) &amp; &quot;$&quot;;  &quot;&quot;); &quot;n/a&quot;)" office:value-type="string" office:string-value="$97.44$" calcext:value-type="string">
            <text:p>$97.44$</text:p>
          </table:table-cell>
          <table:table-cell table:style-name="ce129" table:formula="of:=IF([.O21]&lt;&gt;&quot;n/a&quot;; IF([.O21]&lt;&gt;&quot;&quot;; &quot;$&quot; &amp; TEXT([.O21]; &quot;0.00&quot;) &amp; &quot;$&quot;;  &quot;&quot;); &quot;n/a&quot;)" office:value-type="string" office:string-value="$95.26$" calcext:value-type="string">
            <text:p>$95.26$</text:p>
          </table:table-cell>
          <table:table-cell table:style-name="ce128" table:formula="of:=IF([.Q21]&lt;&gt;&quot;n/a&quot;; IF([.Q21]&lt;&gt;&quot;&quot;; &quot;$&quot; &amp; TEXT([.Q21]; &quot;0.00&quot;) &amp; &quot;$&quot;;  &quot;&quot;); &quot;n/a&quot;)" office:value-type="string" office:string-value="n/a" calcext:value-type="string">
            <text:p>n/a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9"/>
          <table:table-cell table:style-name="ce86"/>
          <table:table-cell table:style-name="ce72"/>
          <table:table-cell table:style-name="ce65"/>
          <table:table-cell table:style-name="ce39"/>
          <table:table-cell table:style-name="ce86"/>
          <table:table-cell table:style-name="ce72" table:number-columns-repeated="2"/>
          <table:table-cell table:style-name="ce91"/>
          <table:table-cell table:style-name="ce65"/>
          <table:table-cell table:style-name="ce72"/>
          <table:table-cell table:style-name="ce39"/>
          <table:table-cell table:style-name="ce86"/>
          <table:table-cell table:style-name="ce65"/>
          <table:table-cell table:style-name="ce72"/>
          <table:table-cell table:style-name="ce39"/>
          <table:table-cell table:style-name="ce86"/>
          <table:table-cell table:style-name="ce25" table:number-columns-repeated="2"/>
          <table:table-cell table:style-name="ce47"/>
          <table:table-cell table:style-name="ce46" table:formula="of:=IF([.A22]&lt;&gt;&quot;&quot;; [.A22]; &quot;&quot;)">
            <text:p/>
          </table:table-cell>
          <table:table-cell table:style-name="ce128" table:formula="of:=IF([.B22]&lt;&gt;&quot;n/a&quot;; IF([.B22]&lt;&gt;&quot;&quot;; &quot;$&quot; &amp; TEXT([.B22]; &quot;0.00&quot;) &amp; &quot;$&quot;;  &quot;&quot;); &quot;n/a&quot;)">
            <text:p/>
          </table:table-cell>
          <table:table-cell table:style-name="ce129" table:formula="of:=IF([.D22]&lt;&gt;&quot;n/a&quot;; IF([.D22]&lt;&gt;&quot;&quot;; &quot;$&quot; &amp; TEXT([.D22]; &quot;0.00&quot;) &amp; &quot;$&quot;;  &quot;&quot;); &quot;n/a&quot;)">
            <text:p/>
          </table:table-cell>
          <table:table-cell table:style-name="ce128" table:formula="of:=IF([.F22]&lt;&gt;&quot;n/a&quot;; IF([.F22]&lt;&gt;&quot;&quot;; &quot;$&quot; &amp; TEXT([.F22]; &quot;0.00&quot;) &amp; &quot;$&quot;;  &quot;&quot;); &quot;n/a&quot;)">
            <text:p/>
          </table:table-cell>
          <table:table-cell table:style-name="ce129" table:formula="of:=IF([.H22]&lt;&gt;&quot;n/a&quot;; IF([.H22]&lt;&gt;&quot;&quot;; &quot;$&quot; &amp; TEXT([.H22]; &quot;0.00&quot;) &amp; &quot;$&quot;;  &quot;&quot;); &quot;n/a&quot;)">
            <text:p/>
          </table:table-cell>
          <table:table-cell table:style-name="ce137"/>
          <table:table-cell table:style-name="ce129" table:formula="of:=IF([.K22]&lt;&gt;&quot;n/a&quot;; IF([.K22]&lt;&gt;&quot;&quot;; &quot;$&quot; &amp; TEXT([.K22]; &quot;0.00&quot;) &amp; &quot;$&quot;;  &quot;&quot;); &quot;n/a&quot;)">
            <text:p/>
          </table:table-cell>
          <table:table-cell table:style-name="ce128" table:formula="of:=IF([.M22]&lt;&gt;&quot;n/a&quot;; IF([.M22]&lt;&gt;&quot;&quot;; &quot;$&quot; &amp; TEXT([.M22]; &quot;0.00&quot;) &amp; &quot;$&quot;;  &quot;&quot;); &quot;n/a&quot;)">
            <text:p/>
          </table:table-cell>
          <table:table-cell table:style-name="ce129" table:formula="of:=IF([.O22]&lt;&gt;&quot;n/a&quot;; IF([.O22]&lt;&gt;&quot;&quot;; &quot;$&quot; &amp; TEXT([.O22]; &quot;0.00&quot;) &amp; &quot;$&quot;;  &quot;&quot;); &quot;n/a&quot;)">
            <text:p/>
          </table:table-cell>
          <table:table-cell table:style-name="ce128" table:formula="of:=IF([.Q22]&lt;&gt;&quot;n/a&quot;; IF([.Q22]&lt;&gt;&quot;&quot;; &quot;$&quot; &amp; TEXT([.Q22]; &quot;0.00&quot;) &amp; &quot;$&quot;;  &quot;&quot;); &quot;n/a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BGAD-B2B</text:p>
          </table:table-cell>
          <table:table-cell table:style-name="ce28" office:value-type="float" office:value="88.43" calcext:value-type="float">
            <text:p>88.43</text:p>
          </table:table-cell>
          <table:table-cell table:style-name="ce95"/>
          <table:table-cell table:style-name="ce41" office:value-type="float" office:value="94.35" calcext:value-type="float">
            <text:p>94.35</text:p>
          </table:table-cell>
          <table:table-cell table:style-name="ce57"/>
          <table:table-cell table:style-name="ce28" office:value-type="float" office:value="83.2" calcext:value-type="float">
            <text:p>83.20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94"/>
          <table:table-cell table:style-name="ce57" office:value-type="float" office:value="93.72" calcext:value-type="float">
            <text:p>93.72</text:p>
          </table:table-cell>
          <table:table-cell table:style-name="ce41"/>
          <table:table-cell table:style-name="ce28" office:value-type="float" office:value="100" calcext:value-type="float">
            <text:p>100.00</text:p>
          </table:table-cell>
          <table:table-cell table:style-name="ce95"/>
          <table:table-cell table:style-name="ce57" office:value-type="float" office:value="88.18" calcext:value-type="float">
            <text:p>88.18</text:p>
          </table:table-cell>
          <table:table-cell table:style-name="ce41"/>
          <table:table-cell table:style-name="ce28" office:value-type="float" office:value="90.49" calcext:value-type="float">
            <text:p>90.49</text:p>
          </table:table-cell>
          <table:table-cell table:style-name="ce95"/>
          <table:table-cell table:style-name="ce25" table:number-columns-repeated="2"/>
          <table:table-cell table:style-name="ce47"/>
          <table:table-cell table:style-name="ce46" table:formula="of:=IF([.A23]&lt;&gt;&quot;&quot;; [.A23]; &quot;&quot;)" office:value-type="string" office:string-value="BGAD-B2B" calcext:value-type="string">
            <text:p>BGAD-B2B</text:p>
          </table:table-cell>
          <table:table-cell table:style-name="ce128" table:formula="of:=IF([.B23]&lt;&gt;&quot;n/a&quot;; IF([.B23]&lt;&gt;&quot;&quot;; &quot;$&quot; &amp; TEXT([.B23]; &quot;0.00&quot;) &amp; &quot;$&quot;;  &quot;&quot;); &quot;n/a&quot;)" office:value-type="string" office:string-value="$88.43$" calcext:value-type="string">
            <text:p>$88.43$</text:p>
          </table:table-cell>
          <table:table-cell table:style-name="ce129" table:formula="of:=IF([.D23]&lt;&gt;&quot;n/a&quot;; IF([.D23]&lt;&gt;&quot;&quot;; &quot;$&quot; &amp; TEXT([.D23]; &quot;0.00&quot;) &amp; &quot;$&quot;;  &quot;&quot;); &quot;n/a&quot;)" office:value-type="string" office:string-value="$94.35$" calcext:value-type="string">
            <text:p>$94.35$</text:p>
          </table:table-cell>
          <table:table-cell table:style-name="ce128" table:formula="of:=IF([.F23]&lt;&gt;&quot;n/a&quot;; IF([.F23]&lt;&gt;&quot;&quot;; &quot;$&quot; &amp; TEXT([.F23]; &quot;0.00&quot;) &amp; &quot;$&quot;;  &quot;&quot;); &quot;n/a&quot;)" office:value-type="string" office:string-value="$83.20$" calcext:value-type="string">
            <text:p>$83.20$</text:p>
          </table:table-cell>
          <table:table-cell table:style-name="ce129" table:formula="of:=IF([.H23]&lt;&gt;&quot;n/a&quot;; IF([.H23]&lt;&gt;&quot;&quot;; &quot;$&quot; &amp; TEXT([.H23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23]&lt;&gt;&quot;n/a&quot;; IF([.K23]&lt;&gt;&quot;&quot;; &quot;$&quot; &amp; TEXT([.K23]; &quot;0.00&quot;) &amp; &quot;$&quot;;  &quot;&quot;); &quot;n/a&quot;)" office:value-type="string" office:string-value="$93.72$" calcext:value-type="string">
            <text:p>$93.72$</text:p>
          </table:table-cell>
          <table:table-cell table:style-name="ce128" table:formula="of:=IF([.M23]&lt;&gt;&quot;n/a&quot;; IF([.M23]&lt;&gt;&quot;&quot;; &quot;$&quot; &amp; TEXT([.M23]; &quot;0.00&quot;) &amp; &quot;$&quot;;  &quot;&quot;); &quot;n/a&quot;)" office:value-type="string" office:string-value="$100.00$" calcext:value-type="string">
            <text:p>$100.00$</text:p>
          </table:table-cell>
          <table:table-cell table:style-name="ce129" table:formula="of:=IF([.O23]&lt;&gt;&quot;n/a&quot;; IF([.O23]&lt;&gt;&quot;&quot;; &quot;$&quot; &amp; TEXT([.O23]; &quot;0.00&quot;) &amp; &quot;$&quot;;  &quot;&quot;); &quot;n/a&quot;)" office:value-type="string" office:string-value="$88.18$" calcext:value-type="string">
            <text:p>$88.18$</text:p>
          </table:table-cell>
          <table:table-cell table:style-name="ce128" table:formula="of:=IF([.Q23]&lt;&gt;&quot;n/a&quot;; IF([.Q23]&lt;&gt;&quot;&quot;; &quot;$&quot; &amp; TEXT([.Q23]; &quot;0.00&quot;) &amp; &quot;$&quot;;  &quot;&quot;); &quot;n/a&quot;)" office:value-type="string" office:string-value="$90.49$" calcext:value-type="string">
            <text:p>$90.49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<text:span text:style-name="T1">BGAD-</text:span>DateBERT</text:p>
          </table:table-cell>
          <table:table-cell table:style-name="ce28" office:value-type="float" office:value="90.97" calcext:value-type="float">
            <text:p>90.97</text:p>
          </table:table-cell>
          <table:table-cell table:style-name="ce95"/>
          <table:table-cell table:style-name="ce41" office:value-type="float" office:value="90.15" calcext:value-type="float">
            <text:p>90.15</text:p>
          </table:table-cell>
          <table:table-cell table:style-name="ce57"/>
          <table:table-cell table:style-name="ce28" office:value-type="float" office:value="91.81" calcext:value-type="float">
            <text:p>91.81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94"/>
          <table:table-cell table:style-name="ce57" office:value-type="float" office:value="96.24" calcext:value-type="float">
            <text:p>96.24</text:p>
          </table:table-cell>
          <table:table-cell table:style-name="ce41"/>
          <table:table-cell table:style-name="ce28" office:value-type="float" office:value="95.37" calcext:value-type="float">
            <text:p>95.37</text:p>
          </table:table-cell>
          <table:table-cell table:style-name="ce95"/>
          <table:table-cell table:style-name="ce57" office:value-type="float" office:value="97.13" calcext:value-type="float">
            <text:p>97.13</text:p>
          </table:table-cell>
          <table:table-cell table:style-name="ce41"/>
          <table:table-cell table:style-name="ce28" office:value-type="float" office:value="95.07" calcext:value-type="float">
            <text:p>95.07</text:p>
          </table:table-cell>
          <table:table-cell table:style-name="ce95"/>
          <table:table-cell table:style-name="ce25"/>
          <table:table-cell table:style-name="ce108" table:number-columns-repeated="2"/>
          <table:table-cell table:style-name="ce46" table:formula="of:=IF([.A24]&lt;&gt;&quot;&quot;; [.A24]; &quot;&quot;)" office:value-type="string" office:string-value="BGAD-DateBERT" calcext:value-type="string">
            <text:p>BGAD-DateBERT</text:p>
          </table:table-cell>
          <table:table-cell table:style-name="ce128" table:formula="of:=IF([.B24]&lt;&gt;&quot;n/a&quot;; IF([.B24]&lt;&gt;&quot;&quot;; &quot;$&quot; &amp; TEXT([.B24]; &quot;0.00&quot;) &amp; &quot;$&quot;;  &quot;&quot;); &quot;n/a&quot;)" office:value-type="string" office:string-value="$90.97$" calcext:value-type="string">
            <text:p>$90.97$</text:p>
          </table:table-cell>
          <table:table-cell table:style-name="ce129" table:formula="of:=IF([.D24]&lt;&gt;&quot;n/a&quot;; IF([.D24]&lt;&gt;&quot;&quot;; &quot;$&quot; &amp; TEXT([.D24]; &quot;0.00&quot;) &amp; &quot;$&quot;;  &quot;&quot;); &quot;n/a&quot;)" office:value-type="string" office:string-value="$90.15$" calcext:value-type="string">
            <text:p>$90.15$</text:p>
          </table:table-cell>
          <table:table-cell table:style-name="ce128" table:formula="of:=IF([.F24]&lt;&gt;&quot;n/a&quot;; IF([.F24]&lt;&gt;&quot;&quot;; &quot;$&quot; &amp; TEXT([.F24]; &quot;0.00&quot;) &amp; &quot;$&quot;;  &quot;&quot;); &quot;n/a&quot;)" office:value-type="string" office:string-value="$91.81$" calcext:value-type="string">
            <text:p>$91.81$</text:p>
          </table:table-cell>
          <table:table-cell table:style-name="ce129" table:formula="of:=IF([.H24]&lt;&gt;&quot;n/a&quot;; IF([.H24]&lt;&gt;&quot;&quot;; &quot;$&quot; &amp; TEXT([.H24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24]&lt;&gt;&quot;n/a&quot;; IF([.K24]&lt;&gt;&quot;&quot;; &quot;$&quot; &amp; TEXT([.K24]; &quot;0.00&quot;) &amp; &quot;$&quot;;  &quot;&quot;); &quot;n/a&quot;)" office:value-type="string" office:string-value="$96.24$" calcext:value-type="string">
            <text:p>$96.24$</text:p>
          </table:table-cell>
          <table:table-cell table:style-name="ce128" table:formula="of:=IF([.M24]&lt;&gt;&quot;n/a&quot;; IF([.M24]&lt;&gt;&quot;&quot;; &quot;$&quot; &amp; TEXT([.M24]; &quot;0.00&quot;) &amp; &quot;$&quot;;  &quot;&quot;); &quot;n/a&quot;)" office:value-type="string" office:string-value="$95.37$" calcext:value-type="string">
            <text:p>$95.37$</text:p>
          </table:table-cell>
          <table:table-cell table:style-name="ce129" table:formula="of:=IF([.O24]&lt;&gt;&quot;n/a&quot;; IF([.O24]&lt;&gt;&quot;&quot;; &quot;$&quot; &amp; TEXT([.O24]; &quot;0.00&quot;) &amp; &quot;$&quot;;  &quot;&quot;); &quot;n/a&quot;)" office:value-type="string" office:string-value="$97.13$" calcext:value-type="string">
            <text:p>$97.13$</text:p>
          </table:table-cell>
          <table:table-cell table:style-name="ce128" table:formula="of:=IF([.Q24]&lt;&gt;&quot;n/a&quot;; IF([.Q24]&lt;&gt;&quot;&quot;; &quot;$&quot; &amp; TEXT([.Q24]; &quot;0.00&quot;) &amp; &quot;$&quot;;  &quot;&quot;); &quot;n/a&quot;)" office:value-type="string" office:string-value="$95.07$" calcext:value-type="string">
            <text:p>$95.07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1" office:value-type="string" calcext:value-type="string">
            <text:p>HeidelTime</text:p>
          </table:table-cell>
          <table:table-cell table:style-name="ce28" office:value-type="float" office:value="80.37" calcext:value-type="float">
            <text:p>80.37</text:p>
          </table:table-cell>
          <table:table-cell table:style-name="ce95"/>
          <table:table-cell table:style-name="ce41" office:value-type="float" office:value="89.58" calcext:value-type="float">
            <text:p>89.58</text:p>
          </table:table-cell>
          <table:table-cell table:style-name="ce41"/>
          <table:table-cell table:style-name="ce28" office:value-type="float" office:value="72.88" calcext:value-type="float">
            <text:p>72.88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94"/>
          <table:table-cell table:style-name="ce41" office:value-type="float" office:value="85.98" calcext:value-type="float">
            <text:p>85.98</text:p>
          </table:table-cell>
          <table:table-cell table:style-name="ce41"/>
          <table:table-cell table:style-name="ce28" office:value-type="float" office:value="95.83" calcext:value-type="float">
            <text:p>95.83</text:p>
          </table:table-cell>
          <table:table-cell table:style-name="ce95"/>
          <table:table-cell table:style-name="ce41" office:value-type="float" office:value="77.97" calcext:value-type="float">
            <text:p>77.97</text:p>
          </table:table-cell>
          <table:table-cell table:style-name="ce41"/>
          <table:table-cell table:style-name="ce28" office:value-type="float" office:value="84.38" calcext:value-type="float">
            <text:p>84.38</text:p>
          </table:table-cell>
          <table:table-cell table:style-name="ce95"/>
          <table:table-cell table:style-name="ce43" table:number-columns-repeated="2"/>
          <table:table-cell table:style-name="ce115"/>
          <table:table-cell table:style-name="ce46" table:formula="of:=IF([.A25]&lt;&gt;&quot;&quot;; [.A25]; &quot;&quot;)" office:value-type="string" office:string-value="HeidelTime" calcext:value-type="string">
            <text:p>HeidelTime</text:p>
          </table:table-cell>
          <table:table-cell table:style-name="ce128" table:formula="of:=IF([.B25]&lt;&gt;&quot;n/a&quot;; IF([.B25]&lt;&gt;&quot;&quot;; &quot;$&quot; &amp; TEXT([.B25]; &quot;0.00&quot;) &amp; &quot;$&quot;;  &quot;&quot;); &quot;n/a&quot;)" office:value-type="string" office:string-value="$80.37$" calcext:value-type="string">
            <text:p>$80.37$</text:p>
          </table:table-cell>
          <table:table-cell table:style-name="ce129" table:formula="of:=IF([.D25]&lt;&gt;&quot;n/a&quot;; IF([.D25]&lt;&gt;&quot;&quot;; &quot;$&quot; &amp; TEXT([.D25]; &quot;0.00&quot;) &amp; &quot;$&quot;;  &quot;&quot;); &quot;n/a&quot;)" office:value-type="string" office:string-value="$89.58$" calcext:value-type="string">
            <text:p>$89.58$</text:p>
          </table:table-cell>
          <table:table-cell table:style-name="ce128" table:formula="of:=IF([.F25]&lt;&gt;&quot;n/a&quot;; IF([.F25]&lt;&gt;&quot;&quot;; &quot;$&quot; &amp; TEXT([.F25]; &quot;0.00&quot;) &amp; &quot;$&quot;;  &quot;&quot;); &quot;n/a&quot;)" office:value-type="string" office:string-value="$72.88$" calcext:value-type="string">
            <text:p>$72.88$</text:p>
          </table:table-cell>
          <table:table-cell table:style-name="ce129" table:formula="of:=IF([.H25]&lt;&gt;&quot;n/a&quot;; IF([.H25]&lt;&gt;&quot;&quot;; &quot;$&quot; &amp; TEXT([.H25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25]&lt;&gt;&quot;n/a&quot;; IF([.K25]&lt;&gt;&quot;&quot;; &quot;$&quot; &amp; TEXT([.K25]; &quot;0.00&quot;) &amp; &quot;$&quot;;  &quot;&quot;); &quot;n/a&quot;)" office:value-type="string" office:string-value="$85.98$" calcext:value-type="string">
            <text:p>$85.98$</text:p>
          </table:table-cell>
          <table:table-cell table:style-name="ce128" table:formula="of:=IF([.M25]&lt;&gt;&quot;n/a&quot;; IF([.M25]&lt;&gt;&quot;&quot;; &quot;$&quot; &amp; TEXT([.M25]; &quot;0.00&quot;) &amp; &quot;$&quot;;  &quot;&quot;); &quot;n/a&quot;)" office:value-type="string" office:string-value="$95.83$" calcext:value-type="string">
            <text:p>$95.83$</text:p>
          </table:table-cell>
          <table:table-cell table:style-name="ce129" table:formula="of:=IF([.O25]&lt;&gt;&quot;n/a&quot;; IF([.O25]&lt;&gt;&quot;&quot;; &quot;$&quot; &amp; TEXT([.O25]; &quot;0.00&quot;) &amp; &quot;$&quot;;  &quot;&quot;); &quot;n/a&quot;)" office:value-type="string" office:string-value="$77.97$" calcext:value-type="string">
            <text:p>$77.97$</text:p>
          </table:table-cell>
          <table:table-cell table:style-name="ce128" table:formula="of:=IF([.Q25]&lt;&gt;&quot;n/a&quot;; IF([.Q25]&lt;&gt;&quot;&quot;; &quot;$&quot; &amp; TEXT([.Q25]; &quot;0.00&quot;) &amp; &quot;$&quot;;  &quot;&quot;); &quot;n/a&quot;)" office:value-type="string" office:string-value="$84.38$" calcext:value-type="string">
            <text:p>$84.38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UWTime</text:p>
          </table:table-cell>
          <table:table-cell table:style-name="ce28" office:value-type="float" office:value="79.44" calcext:value-type="float">
            <text:p>79.44</text:p>
          </table:table-cell>
          <table:table-cell table:style-name="ce95"/>
          <table:table-cell table:style-name="ce41" office:value-type="float" office:value="88.54" calcext:value-type="float">
            <text:p>88.54</text:p>
          </table:table-cell>
          <table:table-cell table:style-name="ce57"/>
          <table:table-cell table:style-name="ce28" office:value-type="float" office:value="72.03" calcext:value-type="float">
            <text:p>72.03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94"/>
          <table:table-cell table:style-name="ce57" office:value-type="float" office:value="86.92" calcext:value-type="float">
            <text:p>86.92</text:p>
          </table:table-cell>
          <table:table-cell table:style-name="ce41"/>
          <table:table-cell table:style-name="ce28" office:value-type="float" office:value="96.88" calcext:value-type="float">
            <text:p>96.88</text:p>
          </table:table-cell>
          <table:table-cell table:style-name="ce95"/>
          <table:table-cell table:style-name="ce57" office:value-type="float" office:value="78.81" calcext:value-type="float">
            <text:p>78.81</text:p>
          </table:table-cell>
          <table:table-cell table:style-name="ce41"/>
          <table:table-cell table:style-name="ce28" office:value-type="float" office:value="79.43" calcext:value-type="float">
            <text:p>79.43</text:p>
          </table:table-cell>
          <table:table-cell table:style-name="ce95"/>
          <table:table-cell table:style-name="ce25" table:number-columns-repeated="2"/>
          <table:table-cell table:style-name="ce47"/>
          <table:table-cell table:style-name="ce46" table:formula="of:=IF([.A26]&lt;&gt;&quot;&quot;; [.A26]; &quot;&quot;)" office:value-type="string" office:string-value="UWTime" calcext:value-type="string">
            <text:p>UWTime</text:p>
          </table:table-cell>
          <table:table-cell table:style-name="ce128" table:formula="of:=IF([.B26]&lt;&gt;&quot;n/a&quot;; IF([.B26]&lt;&gt;&quot;&quot;; &quot;$&quot; &amp; TEXT([.B26]; &quot;0.00&quot;) &amp; &quot;$&quot;;  &quot;&quot;); &quot;n/a&quot;)" office:value-type="string" office:string-value="$79.44$" calcext:value-type="string">
            <text:p>$79.44$</text:p>
          </table:table-cell>
          <table:table-cell table:style-name="ce129" table:formula="of:=IF([.D26]&lt;&gt;&quot;n/a&quot;; IF([.D26]&lt;&gt;&quot;&quot;; &quot;$&quot; &amp; TEXT([.D26]; &quot;0.00&quot;) &amp; &quot;$&quot;;  &quot;&quot;); &quot;n/a&quot;)" office:value-type="string" office:string-value="$88.54$" calcext:value-type="string">
            <text:p>$88.54$</text:p>
          </table:table-cell>
          <table:table-cell table:style-name="ce128" table:formula="of:=IF([.F26]&lt;&gt;&quot;n/a&quot;; IF([.F26]&lt;&gt;&quot;&quot;; &quot;$&quot; &amp; TEXT([.F26]; &quot;0.00&quot;) &amp; &quot;$&quot;;  &quot;&quot;); &quot;n/a&quot;)" office:value-type="string" office:string-value="$72.03$" calcext:value-type="string">
            <text:p>$72.03$</text:p>
          </table:table-cell>
          <table:table-cell table:style-name="ce129" table:formula="of:=IF([.H26]&lt;&gt;&quot;n/a&quot;; IF([.H26]&lt;&gt;&quot;&quot;; &quot;$&quot; &amp; TEXT([.H26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26]&lt;&gt;&quot;n/a&quot;; IF([.K26]&lt;&gt;&quot;&quot;; &quot;$&quot; &amp; TEXT([.K26]; &quot;0.00&quot;) &amp; &quot;$&quot;;  &quot;&quot;); &quot;n/a&quot;)" office:value-type="string" office:string-value="$86.92$" calcext:value-type="string">
            <text:p>$86.92$</text:p>
          </table:table-cell>
          <table:table-cell table:style-name="ce128" table:formula="of:=IF([.M26]&lt;&gt;&quot;n/a&quot;; IF([.M26]&lt;&gt;&quot;&quot;; &quot;$&quot; &amp; TEXT([.M26]; &quot;0.00&quot;) &amp; &quot;$&quot;;  &quot;&quot;); &quot;n/a&quot;)" office:value-type="string" office:string-value="$96.88$" calcext:value-type="string">
            <text:p>$96.88$</text:p>
          </table:table-cell>
          <table:table-cell table:style-name="ce129" table:formula="of:=IF([.O26]&lt;&gt;&quot;n/a&quot;; IF([.O26]&lt;&gt;&quot;&quot;; &quot;$&quot; &amp; TEXT([.O26]; &quot;0.00&quot;) &amp; &quot;$&quot;;  &quot;&quot;); &quot;n/a&quot;)" office:value-type="string" office:string-value="$78.81$" calcext:value-type="string">
            <text:p>$78.81$</text:p>
          </table:table-cell>
          <table:table-cell table:style-name="ce128" table:formula="of:=IF([.Q26]&lt;&gt;&quot;n/a&quot;; IF([.Q26]&lt;&gt;&quot;&quot;; &quot;$&quot; &amp; TEXT([.Q26]; &quot;0.00&quot;) &amp; &quot;$&quot;;  &quot;&quot;); &quot;n/a&quot;)" office:value-type="string" office:string-value="$79.43$" calcext:value-type="string">
            <text:p>$79.43$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Syntime</text:p>
          </table:table-cell>
          <table:table-cell table:style-name="ce28" office:value-type="float" office:value="91.77" calcext:value-type="float">
            <text:p>91.77</text:p>
          </table:table-cell>
          <table:table-cell table:style-name="ce95"/>
          <table:table-cell table:style-name="ce41" office:value-type="float" office:value="89.2" calcext:value-type="float">
            <text:p>89.20</text:p>
          </table:table-cell>
          <table:table-cell table:style-name="ce57"/>
          <table:table-cell table:style-name="ce28" office:value-type="float" office:value="94.49" calcext:value-type="float">
            <text:p>94.49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94"/>
          <table:table-cell table:style-name="ce57" office:value-type="float" office:value="95.88" calcext:value-type="float">
            <text:p>95.88</text:p>
          </table:table-cell>
          <table:table-cell table:style-name="ce41"/>
          <table:table-cell table:style-name="ce28" office:value-type="float" office:value="93.2" calcext:value-type="float">
            <text:p>93.20</text:p>
          </table:table-cell>
          <table:table-cell table:style-name="ce95"/>
          <table:table-cell table:style-name="ce57" office:value-type="float" office:value="98.78" calcext:value-type="float">
            <text:p>98.78</text:p>
          </table:table-cell>
          <table:table-cell table:style-name="ce41"/>
          <table:table-cell table:style-name="ce28" office:value-type="string" calcext:value-type="string">
            <text:p>n/a</text:p>
          </table:table-cell>
          <table:table-cell table:style-name="ce95"/>
          <table:table-cell table:style-name="ce25" table:number-columns-repeated="2"/>
          <table:table-cell table:style-name="ce47"/>
          <table:table-cell table:style-name="ce46" table:formula="of:=IF([.A27]&lt;&gt;&quot;&quot;; [.A27]; &quot;&quot;)" office:value-type="string" office:string-value="Syntime" calcext:value-type="string">
            <text:p>Syntime</text:p>
          </table:table-cell>
          <table:table-cell table:style-name="ce128" table:formula="of:=IF([.B27]&lt;&gt;&quot;n/a&quot;; IF([.B27]&lt;&gt;&quot;&quot;; &quot;$&quot; &amp; TEXT([.B27]; &quot;0.00&quot;) &amp; &quot;$&quot;;  &quot;&quot;); &quot;n/a&quot;)" office:value-type="string" office:string-value="$91.77$" calcext:value-type="string">
            <text:p>$91.77$</text:p>
          </table:table-cell>
          <table:table-cell table:style-name="ce129" table:formula="of:=IF([.D27]&lt;&gt;&quot;n/a&quot;; IF([.D27]&lt;&gt;&quot;&quot;; &quot;$&quot; &amp; TEXT([.D27]; &quot;0.00&quot;) &amp; &quot;$&quot;;  &quot;&quot;); &quot;n/a&quot;)" office:value-type="string" office:string-value="$89.20$" calcext:value-type="string">
            <text:p>$89.20$</text:p>
          </table:table-cell>
          <table:table-cell table:style-name="ce128" table:formula="of:=IF([.F27]&lt;&gt;&quot;n/a&quot;; IF([.F27]&lt;&gt;&quot;&quot;; &quot;$&quot; &amp; TEXT([.F27]; &quot;0.00&quot;) &amp; &quot;$&quot;;  &quot;&quot;); &quot;n/a&quot;)" office:value-type="string" office:string-value="$94.49$" calcext:value-type="string">
            <text:p>$94.49$</text:p>
          </table:table-cell>
          <table:table-cell table:style-name="ce129" table:formula="of:=IF([.H27]&lt;&gt;&quot;n/a&quot;; IF([.H27]&lt;&gt;&quot;&quot;; &quot;$&quot; &amp; TEXT([.H27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27]&lt;&gt;&quot;n/a&quot;; IF([.K27]&lt;&gt;&quot;&quot;; &quot;$&quot; &amp; TEXT([.K27]; &quot;0.00&quot;) &amp; &quot;$&quot;;  &quot;&quot;); &quot;n/a&quot;)" office:value-type="string" office:string-value="$95.88$" calcext:value-type="string">
            <text:p>$95.88$</text:p>
          </table:table-cell>
          <table:table-cell table:style-name="ce128" table:formula="of:=IF([.M27]&lt;&gt;&quot;n/a&quot;; IF([.M27]&lt;&gt;&quot;&quot;; &quot;$&quot; &amp; TEXT([.M27]; &quot;0.00&quot;) &amp; &quot;$&quot;;  &quot;&quot;); &quot;n/a&quot;)" office:value-type="string" office:string-value="$93.20$" calcext:value-type="string">
            <text:p>$93.20$</text:p>
          </table:table-cell>
          <table:table-cell table:style-name="ce129" table:formula="of:=IF([.O27]&lt;&gt;&quot;n/a&quot;; IF([.O27]&lt;&gt;&quot;&quot;; &quot;$&quot; &amp; TEXT([.O27]; &quot;0.00&quot;) &amp; &quot;$&quot;;  &quot;&quot;); &quot;n/a&quot;)" office:value-type="string" office:string-value="$98.78$" calcext:value-type="string">
            <text:p>$98.78$</text:p>
          </table:table-cell>
          <table:table-cell table:style-name="ce128" table:formula="of:=IF([.Q27]&lt;&gt;&quot;n/a&quot;; IF([.Q27]&lt;&gt;&quot;&quot;; &quot;$&quot; &amp; TEXT([.Q27]; &quot;0.00&quot;) &amp; &quot;$&quot;;  &quot;&quot;); &quot;n/a&quot;)" office:value-type="string" office:string-value="n/a" calcext:value-type="string">
            <text:p>n/a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TOMN</text:p>
          </table:table-cell>
          <table:table-cell table:style-name="ce28" office:value-type="float" office:value="92.56" calcext:value-type="float">
            <text:p>92.56</text:p>
          </table:table-cell>
          <table:table-cell table:style-name="ce95"/>
          <table:table-cell table:style-name="ce41" office:value-type="float" office:value="90.69" calcext:value-type="float">
            <text:p>90.69</text:p>
          </table:table-cell>
          <table:table-cell table:style-name="ce57"/>
          <table:table-cell table:style-name="ce28" office:value-type="float" office:value="94.51" calcext:value-type="float">
            <text:p>94.51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94"/>
          <table:table-cell table:style-name="ce57" office:value-type="float" office:value="95.45" calcext:value-type="float">
            <text:p>95.45</text:p>
          </table:table-cell>
          <table:table-cell table:style-name="ce41"/>
          <table:table-cell table:style-name="ce28" office:value-type="float" office:value="93.52" calcext:value-type="float">
            <text:p>93.52</text:p>
          </table:table-cell>
          <table:table-cell table:style-name="ce95"/>
          <table:table-cell table:style-name="ce57" office:value-type="float" office:value="97.47" calcext:value-type="float">
            <text:p>97.47</text:p>
          </table:table-cell>
          <table:table-cell table:style-name="ce41"/>
          <table:table-cell table:style-name="ce28" office:value-type="string" calcext:value-type="string">
            <text:p>n/a</text:p>
          </table:table-cell>
          <table:table-cell table:style-name="ce95"/>
          <table:table-cell table:style-name="ce25" table:number-columns-repeated="2"/>
          <table:table-cell table:style-name="ce47"/>
          <table:table-cell table:style-name="ce46" table:formula="of:=IF([.A28]&lt;&gt;&quot;&quot;; [.A28]; &quot;&quot;)" office:value-type="string" office:string-value="TOMN" calcext:value-type="string">
            <text:p>TOMN</text:p>
          </table:table-cell>
          <table:table-cell table:style-name="ce128" table:formula="of:=IF([.B28]&lt;&gt;&quot;n/a&quot;; IF([.B28]&lt;&gt;&quot;&quot;; &quot;$&quot; &amp; TEXT([.B28]; &quot;0.00&quot;) &amp; &quot;$&quot;;  &quot;&quot;); &quot;n/a&quot;)" office:value-type="string" office:string-value="$92.56$" calcext:value-type="string">
            <text:p>$92.56$</text:p>
          </table:table-cell>
          <table:table-cell table:style-name="ce129" table:formula="of:=IF([.D28]&lt;&gt;&quot;n/a&quot;; IF([.D28]&lt;&gt;&quot;&quot;; &quot;$&quot; &amp; TEXT([.D28]; &quot;0.00&quot;) &amp; &quot;$&quot;;  &quot;&quot;); &quot;n/a&quot;)" office:value-type="string" office:string-value="$90.69$" calcext:value-type="string">
            <text:p>$90.69$</text:p>
          </table:table-cell>
          <table:table-cell table:style-name="ce128" table:formula="of:=IF([.F28]&lt;&gt;&quot;n/a&quot;; IF([.F28]&lt;&gt;&quot;&quot;; &quot;$&quot; &amp; TEXT([.F28]; &quot;0.00&quot;) &amp; &quot;$&quot;;  &quot;&quot;); &quot;n/a&quot;)" office:value-type="string" office:string-value="$94.51$" calcext:value-type="string">
            <text:p>$94.51$</text:p>
          </table:table-cell>
          <table:table-cell table:style-name="ce129" table:formula="of:=IF([.H28]&lt;&gt;&quot;n/a&quot;; IF([.H28]&lt;&gt;&quot;&quot;; &quot;$&quot; &amp; TEXT([.H28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28]&lt;&gt;&quot;n/a&quot;; IF([.K28]&lt;&gt;&quot;&quot;; &quot;$&quot; &amp; TEXT([.K28]; &quot;0.00&quot;) &amp; &quot;$&quot;;  &quot;&quot;); &quot;n/a&quot;)" office:value-type="string" office:string-value="$95.45$" calcext:value-type="string">
            <text:p>$95.45$</text:p>
          </table:table-cell>
          <table:table-cell table:style-name="ce128" table:formula="of:=IF([.M28]&lt;&gt;&quot;n/a&quot;; IF([.M28]&lt;&gt;&quot;&quot;; &quot;$&quot; &amp; TEXT([.M28]; &quot;0.00&quot;) &amp; &quot;$&quot;;  &quot;&quot;); &quot;n/a&quot;)" office:value-type="string" office:string-value="$93.52$" calcext:value-type="string">
            <text:p>$93.52$</text:p>
          </table:table-cell>
          <table:table-cell table:style-name="ce129" table:formula="of:=IF([.O28]&lt;&gt;&quot;n/a&quot;; IF([.O28]&lt;&gt;&quot;&quot;; &quot;$&quot; &amp; TEXT([.O28]; &quot;0.00&quot;) &amp; &quot;$&quot;;  &quot;&quot;); &quot;n/a&quot;)" office:value-type="string" office:string-value="$97.47$" calcext:value-type="string">
            <text:p>$97.47$</text:p>
          </table:table-cell>
          <table:table-cell table:style-name="ce128" table:formula="of:=IF([.Q28]&lt;&gt;&quot;n/a&quot;; IF([.Q28]&lt;&gt;&quot;&quot;; &quot;$&quot; &amp; TEXT([.Q28]; &quot;0.00&quot;) &amp; &quot;$&quot;;  &quot;&quot;); &quot;n/a&quot;)" office:value-type="string" office:string-value="n/a" calcext:value-type="string">
            <text:p>n/a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PTime</text:p>
          </table:table-cell>
          <table:table-cell table:style-name="ce28" office:value-type="float" office:value="93.5" calcext:value-type="float">
            <text:p>93.50</text:p>
          </table:table-cell>
          <table:table-cell table:style-name="ce95"/>
          <table:table-cell table:style-name="ce41" office:value-type="float" office:value="92.92" calcext:value-type="float">
            <text:p>92.92</text:p>
          </table:table-cell>
          <table:table-cell table:style-name="ce57"/>
          <table:table-cell table:style-name="ce28" office:value-type="float" office:value="94.09" calcext:value-type="float">
            <text:p>94.09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94"/>
          <table:table-cell table:style-name="ce57" office:value-type="float" office:value="98.53" calcext:value-type="float">
            <text:p>98.53</text:p>
          </table:table-cell>
          <table:table-cell table:style-name="ce41"/>
          <table:table-cell table:style-name="ce28" office:value-type="float" office:value="97.92" calcext:value-type="float">
            <text:p>97.92</text:p>
          </table:table-cell>
          <table:table-cell table:style-name="ce95"/>
          <table:table-cell table:style-name="ce57" office:value-type="float" office:value="99.16" calcext:value-type="float">
            <text:p>99.16</text:p>
          </table:table-cell>
          <table:table-cell table:style-name="ce41"/>
          <table:table-cell table:style-name="ce28" office:value-type="string" calcext:value-type="string">
            <text:p>n/a</text:p>
          </table:table-cell>
          <table:table-cell table:style-name="ce95"/>
          <table:table-cell table:style-name="ce25" table:number-columns-repeated="2"/>
          <table:table-cell table:style-name="ce47"/>
          <table:table-cell table:style-name="ce46" table:formula="of:=IF([.A29]&lt;&gt;&quot;&quot;; [.A29]; &quot;&quot;)" office:value-type="string" office:string-value="PTime" calcext:value-type="string">
            <text:p>PTime</text:p>
          </table:table-cell>
          <table:table-cell table:style-name="ce128" table:formula="of:=IF([.B29]&lt;&gt;&quot;n/a&quot;; IF([.B29]&lt;&gt;&quot;&quot;; &quot;$&quot; &amp; TEXT([.B29]; &quot;0.00&quot;) &amp; &quot;$&quot;;  &quot;&quot;); &quot;n/a&quot;)" office:value-type="string" office:string-value="$93.50$" calcext:value-type="string">
            <text:p>$93.50$</text:p>
          </table:table-cell>
          <table:table-cell table:style-name="ce129" table:formula="of:=IF([.D29]&lt;&gt;&quot;n/a&quot;; IF([.D29]&lt;&gt;&quot;&quot;; &quot;$&quot; &amp; TEXT([.D29]; &quot;0.00&quot;) &amp; &quot;$&quot;;  &quot;&quot;); &quot;n/a&quot;)" office:value-type="string" office:string-value="$92.92$" calcext:value-type="string">
            <text:p>$92.92$</text:p>
          </table:table-cell>
          <table:table-cell table:style-name="ce128" table:formula="of:=IF([.F29]&lt;&gt;&quot;n/a&quot;; IF([.F29]&lt;&gt;&quot;&quot;; &quot;$&quot; &amp; TEXT([.F29]; &quot;0.00&quot;) &amp; &quot;$&quot;;  &quot;&quot;); &quot;n/a&quot;)" office:value-type="string" office:string-value="$94.09$" calcext:value-type="string">
            <text:p>$94.09$</text:p>
          </table:table-cell>
          <table:table-cell table:style-name="ce129" table:formula="of:=IF([.H29]&lt;&gt;&quot;n/a&quot;; IF([.H29]&lt;&gt;&quot;&quot;; &quot;$&quot; &amp; TEXT([.H29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29]&lt;&gt;&quot;n/a&quot;; IF([.K29]&lt;&gt;&quot;&quot;; &quot;$&quot; &amp; TEXT([.K29]; &quot;0.00&quot;) &amp; &quot;$&quot;;  &quot;&quot;); &quot;n/a&quot;)" office:value-type="string" office:string-value="$98.53$" calcext:value-type="string">
            <text:p>$98.53$</text:p>
          </table:table-cell>
          <table:table-cell table:style-name="ce128" table:formula="of:=IF([.M29]&lt;&gt;&quot;n/a&quot;; IF([.M29]&lt;&gt;&quot;&quot;; &quot;$&quot; &amp; TEXT([.M29]; &quot;0.00&quot;) &amp; &quot;$&quot;;  &quot;&quot;); &quot;n/a&quot;)" office:value-type="string" office:string-value="$97.92$" calcext:value-type="string">
            <text:p>$97.92$</text:p>
          </table:table-cell>
          <table:table-cell table:style-name="ce129" table:formula="of:=IF([.O29]&lt;&gt;&quot;n/a&quot;; IF([.O29]&lt;&gt;&quot;&quot;; &quot;$&quot; &amp; TEXT([.O29]; &quot;0.00&quot;) &amp; &quot;$&quot;;  &quot;&quot;); &quot;n/a&quot;)" office:value-type="string" office:string-value="$99.16$" calcext:value-type="string">
            <text:p>$99.16$</text:p>
          </table:table-cell>
          <table:table-cell table:style-name="ce128" table:formula="of:=IF([.Q29]&lt;&gt;&quot;n/a&quot;; IF([.Q29]&lt;&gt;&quot;&quot;; &quot;$&quot; &amp; TEXT([.Q29]; &quot;0.00&quot;) &amp; &quot;$&quot;;  &quot;&quot;); &quot;n/a&quot;)" office:value-type="string" office:string-value="n/a" calcext:value-type="string">
            <text:p>n/a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BERT-time</text:p>
          </table:table-cell>
          <table:table-cell table:style-name="ce28" office:value-type="float" office:value="93.56" calcext:value-type="float">
            <text:p>93.56</text:p>
          </table:table-cell>
          <table:table-cell table:style-name="ce95"/>
          <table:table-cell table:style-name="ce41" office:value-type="float" office:value="92.21" calcext:value-type="float">
            <text:p>92.21</text:p>
          </table:table-cell>
          <table:table-cell table:style-name="ce57"/>
          <table:table-cell table:style-name="ce28" office:value-type="float" office:value="94.94" calcext:value-type="float">
            <text:p>94.94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94"/>
          <table:table-cell table:style-name="ce57" office:value-type="float" office:value="96.47" calcext:value-type="float">
            <text:p>96.47</text:p>
          </table:table-cell>
          <table:table-cell table:style-name="ce41"/>
          <table:table-cell table:style-name="ce28" office:value-type="float" office:value="95.08" calcext:value-type="float">
            <text:p>95.08</text:p>
          </table:table-cell>
          <table:table-cell table:style-name="ce95"/>
          <table:table-cell table:style-name="ce57" office:value-type="float" office:value="97.89" calcext:value-type="float">
            <text:p>97.89</text:p>
          </table:table-cell>
          <table:table-cell table:style-name="ce41"/>
          <table:table-cell table:style-name="ce28" office:value-type="string" calcext:value-type="string">
            <text:p>n/a</text:p>
          </table:table-cell>
          <table:table-cell table:style-name="ce95"/>
          <table:table-cell table:style-name="ce25"/>
          <table:table-cell table:style-name="ce108" table:number-columns-repeated="2"/>
          <table:table-cell table:style-name="ce46" table:formula="of:=IF([.A30]&lt;&gt;&quot;&quot;; [.A30]; &quot;&quot;)" office:value-type="string" office:string-value="BERT-time" calcext:value-type="string">
            <text:p>BERT-time</text:p>
          </table:table-cell>
          <table:table-cell table:style-name="ce128" table:formula="of:=IF([.B30]&lt;&gt;&quot;n/a&quot;; IF([.B30]&lt;&gt;&quot;&quot;; &quot;$&quot; &amp; TEXT([.B30]; &quot;0.00&quot;) &amp; &quot;$&quot;;  &quot;&quot;); &quot;n/a&quot;)" office:value-type="string" office:string-value="$93.56$" calcext:value-type="string">
            <text:p>$93.56$</text:p>
          </table:table-cell>
          <table:table-cell table:style-name="ce129" table:formula="of:=IF([.D30]&lt;&gt;&quot;n/a&quot;; IF([.D30]&lt;&gt;&quot;&quot;; &quot;$&quot; &amp; TEXT([.D30]; &quot;0.00&quot;) &amp; &quot;$&quot;;  &quot;&quot;); &quot;n/a&quot;)" office:value-type="string" office:string-value="$92.21$" calcext:value-type="string">
            <text:p>$92.21$</text:p>
          </table:table-cell>
          <table:table-cell table:style-name="ce128" table:formula="of:=IF([.F30]&lt;&gt;&quot;n/a&quot;; IF([.F30]&lt;&gt;&quot;&quot;; &quot;$&quot; &amp; TEXT([.F30]; &quot;0.00&quot;) &amp; &quot;$&quot;;  &quot;&quot;); &quot;n/a&quot;)" office:value-type="string" office:string-value="$94.94$" calcext:value-type="string">
            <text:p>$94.94$</text:p>
          </table:table-cell>
          <table:table-cell table:style-name="ce129" table:formula="of:=IF([.H30]&lt;&gt;&quot;n/a&quot;; IF([.H30]&lt;&gt;&quot;&quot;; &quot;$&quot; &amp; TEXT([.H30]; &quot;0.00&quot;) &amp; &quot;$&quot;;  &quot;&quot;); &quot;n/a&quot;)" office:value-type="string" office:string-value="n/a" calcext:value-type="string">
            <text:p>n/a</text:p>
          </table:table-cell>
          <table:table-cell table:style-name="ce137"/>
          <table:table-cell table:style-name="ce129" table:formula="of:=IF([.K30]&lt;&gt;&quot;n/a&quot;; IF([.K30]&lt;&gt;&quot;&quot;; &quot;$&quot; &amp; TEXT([.K30]; &quot;0.00&quot;) &amp; &quot;$&quot;;  &quot;&quot;); &quot;n/a&quot;)" office:value-type="string" office:string-value="$96.47$" calcext:value-type="string">
            <text:p>$96.47$</text:p>
          </table:table-cell>
          <table:table-cell table:style-name="ce128" table:formula="of:=IF([.M30]&lt;&gt;&quot;n/a&quot;; IF([.M30]&lt;&gt;&quot;&quot;; &quot;$&quot; &amp; TEXT([.M30]; &quot;0.00&quot;) &amp; &quot;$&quot;;  &quot;&quot;); &quot;n/a&quot;)" office:value-type="string" office:string-value="$95.08$" calcext:value-type="string">
            <text:p>$95.08$</text:p>
          </table:table-cell>
          <table:table-cell table:style-name="ce129" table:formula="of:=IF([.O30]&lt;&gt;&quot;n/a&quot;; IF([.O30]&lt;&gt;&quot;&quot;; &quot;$&quot; &amp; TEXT([.O30]; &quot;0.00&quot;) &amp; &quot;$&quot;;  &quot;&quot;); &quot;n/a&quot;)" office:value-type="string" office:string-value="$97.89$" calcext:value-type="string">
            <text:p>$97.89$</text:p>
          </table:table-cell>
          <table:table-cell table:style-name="ce128" table:formula="of:=IF([.Q30]&lt;&gt;&quot;n/a&quot;; IF([.Q30]&lt;&gt;&quot;&quot;; &quot;$&quot; &amp; TEXT([.Q30]; &quot;0.00&quot;) &amp; &quot;$&quot;;  &quot;&quot;); &quot;n/a&quot;)" office:value-type="string" office:string-value="n/a" calcext:value-type="string">
            <text:p>n/a</text:p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1" table:number-columns-repeated="17"/>
          <table:table-cell table:style-name="ce43" table:number-columns-repeated="2"/>
          <table:table-cell table:style-name="ce115"/>
          <table:table-cell table:style-name="ce122" table:formula="of:=IF([.A31]&lt;&gt;&quot;&quot;; [.A31]; &quot;&quot;)">
            <text:p/>
          </table:table-cell>
          <table:table-cell table:style-name="ce115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15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15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15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40"/>
          <table:table-cell table:style-name="ce115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15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15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15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47"/>
          <table:table-cell table:style-name="ce123" table:formula="of:=IF([.A32]&lt;&gt;&quot;&quot;; [.A32]; &quot;&quot;)">
            <text:p/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35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35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40"/>
          <table:table-cell table:style-name="ce135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35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35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35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47"/>
          <table:table-cell table:style-name="ce122" table:formula="of:=IF([.A33]&lt;&gt;&quot;&quot;; [.A33]; &quot;&quot;)">
            <text:p/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35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35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40"/>
          <table:table-cell table:style-name="ce135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35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35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35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47"/>
          <table:table-cell table:style-name="ce122" table:formula="of:=IF([.A34]&lt;&gt;&quot;&quot;; [.A34]; &quot;&quot;)">
            <text:p/>
          </table:table-cell>
          <table:table-cell table:style-name="ce12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35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35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40"/>
          <table:table-cell table:style-name="ce135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35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35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35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47"/>
          <table:table-cell table:style-name="ce122" table:formula="of:=IF([.A35]&lt;&gt;&quot;&quot;; [.A35]; &quot;&quot;)">
            <text:p/>
          </table:table-cell>
          <table:table-cell table:style-name="ce121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35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35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2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140"/>
          <table:table-cell table:style-name="ce135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35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35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35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/>
          <table:table-cell table:style-name="ce108" table:number-columns-repeated="2"/>
          <table:table-cell table:style-name="ce124" table:formula="of:=IF([.A36]&lt;&gt;&quot;&quot;; [.A36]; &quot;&quot;)">
            <text:p/>
          </table:table-cell>
          <table:table-cell table:style-name="ce47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35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35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108"/>
          <table:table-cell table:style-name="ce135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35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35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35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1"/>
          <table:table-cell table:style-name="ce41" table:number-columns-repeated="17"/>
          <table:table-cell table:style-name="ce43" table:number-columns-repeated="2"/>
          <table:table-cell table:style-name="ce115"/>
          <table:table-cell table:style-name="ce122" table:formula="of:=IF([.A37]&lt;&gt;&quot;&quot;; [.A37]; &quot;&quot;)">
            <text:p/>
          </table:table-cell>
          <table:table-cell table:style-name="ce115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15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15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15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40"/>
          <table:table-cell table:style-name="ce115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15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15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15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47"/>
          <table:table-cell table:style-name="ce123" table:formula="of:=IF([.A38]&lt;&gt;&quot;&quot;; [.A38]; &quot;&quot;)">
            <text:p/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35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35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40"/>
          <table:table-cell table:style-name="ce135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35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35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35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47"/>
          <table:table-cell table:style-name="ce122" table:formula="of:=IF([.A39]&lt;&gt;&quot;&quot;; [.A39]; &quot;&quot;)">
            <text:p/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35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35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40"/>
          <table:table-cell table:style-name="ce135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35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35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35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47"/>
          <table:table-cell table:style-name="ce122" table:formula="of:=IF([.A40]&lt;&gt;&quot;&quot;; [.A40]; &quot;&quot;)">
            <text:p/>
          </table:table-cell>
          <table:table-cell table:style-name="ce12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35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35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40"/>
          <table:table-cell table:style-name="ce135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35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35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35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47"/>
          <table:table-cell table:style-name="ce122" table:formula="of:=IF([.A41]&lt;&gt;&quot;&quot;; [.A41]; &quot;&quot;)">
            <text:p/>
          </table:table-cell>
          <table:table-cell table:style-name="ce121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35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35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2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140"/>
          <table:table-cell table:style-name="ce135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35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35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35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42]&lt;&gt;&quot;&quot;; [.A42]; &quot;&quot;)">
            <text:p/>
          </table:table-cell>
          <table:table-cell table:style-name="ce47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35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35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108"/>
          <table:table-cell table:style-name="ce135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35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35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35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2" table:formula="of:=IF([.A43]&lt;&gt;&quot;&quot;; [.A43]; &quot;&quot;)">
            <text:p/>
          </table:table-cell>
          <table:table-cell table:style-name="ce115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15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15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15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40"/>
          <table:table-cell table:style-name="ce115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15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15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15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3" table:formula="of:=IF([.A44]&lt;&gt;&quot;&quot;; [.A44]; &quot;&quot;)">
            <text:p/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35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35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40"/>
          <table:table-cell table:style-name="ce135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35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35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35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45]&lt;&gt;&quot;&quot;; [.A45]; &quot;&quot;)">
            <text:p/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35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35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40"/>
          <table:table-cell table:style-name="ce135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35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35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35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46]&lt;&gt;&quot;&quot;; [.A46]; &quot;&quot;)">
            <text:p/>
          </table:table-cell>
          <table:table-cell table:style-name="ce12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35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35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40"/>
          <table:table-cell table:style-name="ce135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35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35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35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47]&lt;&gt;&quot;&quot;; [.A47]; &quot;&quot;)">
            <text:p/>
          </table:table-cell>
          <table:table-cell table:style-name="ce121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35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35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2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140"/>
          <table:table-cell table:style-name="ce135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35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35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35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48]&lt;&gt;&quot;&quot;; [.A48]; &quot;&quot;)">
            <text:p/>
          </table:table-cell>
          <table:table-cell table:style-name="ce47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35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35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108"/>
          <table:table-cell table:style-name="ce135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35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35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35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2" table:formula="of:=IF([.A49]&lt;&gt;&quot;&quot;; [.A49]; &quot;&quot;)">
            <text:p/>
          </table:table-cell>
          <table:table-cell table:style-name="ce115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15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15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15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40"/>
          <table:table-cell table:style-name="ce115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15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15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15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3" table:formula="of:=IF([.A50]&lt;&gt;&quot;&quot;; [.A50]; &quot;&quot;)">
            <text:p/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35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35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40"/>
          <table:table-cell table:style-name="ce135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35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35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35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51]&lt;&gt;&quot;&quot;; [.A51]; &quot;&quot;)">
            <text:p/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35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35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40"/>
          <table:table-cell table:style-name="ce135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35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35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35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52]&lt;&gt;&quot;&quot;; [.A52]; &quot;&quot;)">
            <text:p/>
          </table:table-cell>
          <table:table-cell table:style-name="ce12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35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35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40"/>
          <table:table-cell table:style-name="ce135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35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35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35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53]&lt;&gt;&quot;&quot;; [.A53]; &quot;&quot;)">
            <text:p/>
          </table:table-cell>
          <table:table-cell table:style-name="ce121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35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35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2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140"/>
          <table:table-cell table:style-name="ce135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35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35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35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54]&lt;&gt;&quot;&quot;; [.A54]; &quot;&quot;)">
            <text:p/>
          </table:table-cell>
          <table:table-cell table:style-name="ce47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35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35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108"/>
          <table:table-cell table:style-name="ce135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35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35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35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2" table:formula="of:=IF([.A55]&lt;&gt;&quot;&quot;; [.A55]; &quot;&quot;)">
            <text:p/>
          </table:table-cell>
          <table:table-cell table:style-name="ce115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15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15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15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40"/>
          <table:table-cell table:style-name="ce115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15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15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15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3" table:formula="of:=IF([.A56]&lt;&gt;&quot;&quot;; [.A56]; &quot;&quot;)">
            <text:p/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35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35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40"/>
          <table:table-cell table:style-name="ce135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35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35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35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57]&lt;&gt;&quot;&quot;; [.A57]; &quot;&quot;)">
            <text:p/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35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35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40"/>
          <table:table-cell table:style-name="ce135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35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35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35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58]&lt;&gt;&quot;&quot;; [.A58]; &quot;&quot;)">
            <text:p/>
          </table:table-cell>
          <table:table-cell table:style-name="ce12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35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35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40"/>
          <table:table-cell table:style-name="ce135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35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35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35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59]&lt;&gt;&quot;&quot;; [.A59]; &quot;&quot;)">
            <text:p/>
          </table:table-cell>
          <table:table-cell table:style-name="ce121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35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35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2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140"/>
          <table:table-cell table:style-name="ce135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35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35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35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60]&lt;&gt;&quot;&quot;; [.A60]; &quot;&quot;)">
            <text:p/>
          </table:table-cell>
          <table:table-cell table:style-name="ce47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35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35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108"/>
          <table:table-cell table:style-name="ce135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35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35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35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2" table:formula="of:=IF([.A61]&lt;&gt;&quot;&quot;; [.A61]; &quot;&quot;)">
            <text:p/>
          </table:table-cell>
          <table:table-cell table:style-name="ce115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15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15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15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40"/>
          <table:table-cell table:style-name="ce115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15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15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15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3" table:formula="of:=IF([.A62]&lt;&gt;&quot;&quot;; [.A62]; &quot;&quot;)">
            <text:p/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35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35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40"/>
          <table:table-cell table:style-name="ce135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35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35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35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63]&lt;&gt;&quot;&quot;; [.A63]; &quot;&quot;)">
            <text:p/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35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35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40"/>
          <table:table-cell table:style-name="ce135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35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35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35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64]&lt;&gt;&quot;&quot;; [.A64]; &quot;&quot;)">
            <text:p/>
          </table:table-cell>
          <table:table-cell table:style-name="ce12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35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35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40"/>
          <table:table-cell table:style-name="ce135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35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35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35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65]&lt;&gt;&quot;&quot;; [.A65]; &quot;&quot;)">
            <text:p/>
          </table:table-cell>
          <table:table-cell table:style-name="ce12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35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35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2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40"/>
          <table:table-cell table:style-name="ce135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35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35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35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66]&lt;&gt;&quot;&quot;; [.A66]; &quot;&quot;)">
            <text:p/>
          </table:table-cell>
          <table:table-cell table:style-name="ce47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135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135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108"/>
          <table:table-cell table:style-name="ce135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135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135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135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2" table:formula="of:=IF([.A67]&lt;&gt;&quot;&quot;; [.A67]; &quot;&quot;)">
            <text:p/>
          </table:table-cell>
          <table:table-cell table:style-name="ce115" table:formula="of:=IF(AND([.B67]&lt;&gt;&quot;&quot;; [.C67]&lt;&gt;&quot;&quot;); &quot; $&quot; &amp; TEXT([.B67]; &quot;0.00&quot;) &amp; &quot;_{\pm &quot; &amp; TEXT([.C67]; &quot;0.00&quot;) &amp; &quot;}$ &quot;; &quot;&quot;)">
            <text:p/>
          </table:table-cell>
          <table:table-cell table:style-name="ce115" table:formula="of:=IF(AND([.D67]&lt;&gt;&quot;&quot;; [.E67]&lt;&gt;&quot;&quot;); &quot; $&quot; &amp; TEXT([.D67]; &quot;0.00&quot;) &amp; &quot;_{\pm &quot; &amp; TEXT([.E67]; &quot;0.00&quot;) &amp; &quot;}$ &quot;; &quot;&quot;)">
            <text:p/>
          </table:table-cell>
          <table:table-cell table:style-name="ce115" table:formula="of:=IF(AND([.F67]&lt;&gt;&quot;&quot;; [.G67]&lt;&gt;&quot;&quot;); &quot; $&quot; &amp; TEXT([.F67]; &quot;0.00&quot;) &amp; &quot;_{\pm &quot; &amp; TEXT([.G67]; &quot;0.00&quot;) &amp; &quot;}$ &quot;; &quot;&quot;)">
            <text:p/>
          </table:table-cell>
          <table:table-cell table:style-name="ce115" table:formula="of:=IF(AND([.H67]&lt;&gt;&quot;&quot;; [.I67]&lt;&gt;&quot;&quot;); &quot; $&quot; &amp; TEXT([.H67]; &quot;0.00&quot;) &amp; &quot;_{\pm &quot; &amp; TEXT([.I67]; &quot;0.00&quot;) &amp; &quot;}$ &quot;; &quot;&quot;)">
            <text:p/>
          </table:table-cell>
          <table:table-cell table:style-name="ce140"/>
          <table:table-cell table:style-name="ce115" table:formula="of:=IF(AND([.K67]&lt;&gt;&quot;&quot;; [.L67]&lt;&gt;&quot;&quot;); &quot; $&quot; &amp; TEXT([.K67]; &quot;0.00&quot;) &amp; &quot;_{\pm &quot; &amp; TEXT([.L67]; &quot;0.00&quot;) &amp; &quot;}$ &quot;; &quot;&quot;)">
            <text:p/>
          </table:table-cell>
          <table:table-cell table:style-name="ce115" table:formula="of:=IF(AND([.M67]&lt;&gt;&quot;&quot;; [.N67]&lt;&gt;&quot;&quot;); &quot; $&quot; &amp; TEXT([.M67]; &quot;0.00&quot;) &amp; &quot;_{\pm &quot; &amp; TEXT([.N67]; &quot;0.00&quot;) &amp; &quot;}$ &quot;; &quot;&quot;)">
            <text:p/>
          </table:table-cell>
          <table:table-cell table:style-name="ce115" table:formula="of:=IF(AND([.O67]&lt;&gt;&quot;&quot;; [.P67]&lt;&gt;&quot;&quot;); &quot; $&quot; &amp; TEXT([.O67]; &quot;0.00&quot;) &amp; &quot;_{\pm &quot; &amp; TEXT([.P67]; &quot;0.00&quot;) &amp; &quot;}$ &quot;; &quot;&quot;)">
            <text:p/>
          </table:table-cell>
          <table:table-cell table:style-name="ce115" table:formula="of:=IF(AND([.Q67]&lt;&gt;&quot;&quot;; [.R67]&lt;&gt;&quot;&quot;); &quot; $&quot; &amp; TEXT([.Q67]; &quot;0.00&quot;) &amp; &quot;_{\pm &quot; &amp; TEXT([.R67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3" table:formula="of:=IF([.A68]&lt;&gt;&quot;&quot;; [.A68]; &quot;&quot;)">
            <text:p/>
          </table:table-cell>
          <table:table-cell table:style-name="ce121" table:formula="of:=IF(AND([.B68]&lt;&gt;&quot;&quot;; [.C68]&lt;&gt;&quot;&quot;); &quot; $&quot; &amp; TEXT([.B68]; &quot;0.00&quot;) &amp; &quot;_{\pm &quot; &amp; TEXT([.C68]; &quot;0.00&quot;) &amp; &quot;}$ &quot;; &quot;&quot;)">
            <text:p/>
          </table:table-cell>
          <table:table-cell table:style-name="ce135" table:formula="of:=IF(AND([.D68]&lt;&gt;&quot;&quot;; [.E68]&lt;&gt;&quot;&quot;); &quot; $&quot; &amp; TEXT([.D68]; &quot;0.00&quot;) &amp; &quot;_{\pm &quot; &amp; TEXT([.E68]; &quot;0.00&quot;) &amp; &quot;}$ &quot;; &quot;&quot;)">
            <text:p/>
          </table:table-cell>
          <table:table-cell table:style-name="ce135" table:formula="of:=IF(AND([.F68]&lt;&gt;&quot;&quot;; [.G68]&lt;&gt;&quot;&quot;); &quot; $&quot; &amp; TEXT([.F68]; &quot;0.00&quot;) &amp; &quot;_{\pm &quot; &amp; TEXT([.G68]; &quot;0.00&quot;) &amp; &quot;}$ &quot;; &quot;&quot;)">
            <text:p/>
          </table:table-cell>
          <table:table-cell table:style-name="ce121" table:formula="of:=IF(AND([.H68]&lt;&gt;&quot;&quot;; [.I68]&lt;&gt;&quot;&quot;); &quot; $&quot; &amp; TEXT([.H68]; &quot;0.00&quot;) &amp; &quot;_{\pm &quot; &amp; TEXT([.I68]; &quot;0.00&quot;) &amp; &quot;}$ &quot;; &quot;&quot;)">
            <text:p/>
          </table:table-cell>
          <table:table-cell table:style-name="ce140"/>
          <table:table-cell table:style-name="ce135" table:formula="of:=IF(AND([.K68]&lt;&gt;&quot;&quot;; [.L68]&lt;&gt;&quot;&quot;); &quot; $&quot; &amp; TEXT([.K68]; &quot;0.00&quot;) &amp; &quot;_{\pm &quot; &amp; TEXT([.L68]; &quot;0.00&quot;) &amp; &quot;}$ &quot;; &quot;&quot;)">
            <text:p/>
          </table:table-cell>
          <table:table-cell table:style-name="ce135" table:formula="of:=IF(AND([.M68]&lt;&gt;&quot;&quot;; [.N68]&lt;&gt;&quot;&quot;); &quot; $&quot; &amp; TEXT([.M68]; &quot;0.00&quot;) &amp; &quot;_{\pm &quot; &amp; TEXT([.N68]; &quot;0.00&quot;) &amp; &quot;}$ &quot;; &quot;&quot;)">
            <text:p/>
          </table:table-cell>
          <table:table-cell table:style-name="ce135" table:formula="of:=IF(AND([.O68]&lt;&gt;&quot;&quot;; [.P68]&lt;&gt;&quot;&quot;); &quot; $&quot; &amp; TEXT([.O68]; &quot;0.00&quot;) &amp; &quot;_{\pm &quot; &amp; TEXT([.P68]; &quot;0.00&quot;) &amp; &quot;}$ &quot;; &quot;&quot;)">
            <text:p/>
          </table:table-cell>
          <table:table-cell table:style-name="ce135" table:formula="of:=IF(AND([.Q68]&lt;&gt;&quot;&quot;; [.R68]&lt;&gt;&quot;&quot;); &quot; $&quot; &amp; TEXT([.Q68]; &quot;0.00&quot;) &amp; &quot;_{\pm &quot; &amp; TEXT([.R68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69]&lt;&gt;&quot;&quot;; [.A69]; &quot;&quot;)">
            <text:p/>
          </table:table-cell>
          <table:table-cell table:style-name="ce121" table:formula="of:=IF(AND([.B69]&lt;&gt;&quot;&quot;; [.C69]&lt;&gt;&quot;&quot;); &quot; $&quot; &amp; TEXT([.B69]; &quot;0.00&quot;) &amp; &quot;_{\pm &quot; &amp; TEXT([.C69]; &quot;0.00&quot;) &amp; &quot;}$ &quot;; &quot;&quot;)">
            <text:p/>
          </table:table-cell>
          <table:table-cell table:style-name="ce135" table:formula="of:=IF(AND([.D69]&lt;&gt;&quot;&quot;; [.E69]&lt;&gt;&quot;&quot;); &quot; $&quot; &amp; TEXT([.D69]; &quot;0.00&quot;) &amp; &quot;_{\pm &quot; &amp; TEXT([.E69]; &quot;0.00&quot;) &amp; &quot;}$ &quot;; &quot;&quot;)">
            <text:p/>
          </table:table-cell>
          <table:table-cell table:style-name="ce135" table:formula="of:=IF(AND([.F69]&lt;&gt;&quot;&quot;; [.G69]&lt;&gt;&quot;&quot;); &quot; $&quot; &amp; TEXT([.F69]; &quot;0.00&quot;) &amp; &quot;_{\pm &quot; &amp; TEXT([.G69]; &quot;0.00&quot;) &amp; &quot;}$ &quot;; &quot;&quot;)">
            <text:p/>
          </table:table-cell>
          <table:table-cell table:style-name="ce121" table:formula="of:=IF(AND([.H69]&lt;&gt;&quot;&quot;; [.I69]&lt;&gt;&quot;&quot;); &quot; $&quot; &amp; TEXT([.H69]; &quot;0.00&quot;) &amp; &quot;_{\pm &quot; &amp; TEXT([.I69]; &quot;0.00&quot;) &amp; &quot;}$ &quot;; &quot;&quot;)">
            <text:p/>
          </table:table-cell>
          <table:table-cell table:style-name="ce140"/>
          <table:table-cell table:style-name="ce135" table:formula="of:=IF(AND([.K69]&lt;&gt;&quot;&quot;; [.L69]&lt;&gt;&quot;&quot;); &quot; $&quot; &amp; TEXT([.K69]; &quot;0.00&quot;) &amp; &quot;_{\pm &quot; &amp; TEXT([.L69]; &quot;0.00&quot;) &amp; &quot;}$ &quot;; &quot;&quot;)">
            <text:p/>
          </table:table-cell>
          <table:table-cell table:style-name="ce135" table:formula="of:=IF(AND([.M69]&lt;&gt;&quot;&quot;; [.N69]&lt;&gt;&quot;&quot;); &quot; $&quot; &amp; TEXT([.M69]; &quot;0.00&quot;) &amp; &quot;_{\pm &quot; &amp; TEXT([.N69]; &quot;0.00&quot;) &amp; &quot;}$ &quot;; &quot;&quot;)">
            <text:p/>
          </table:table-cell>
          <table:table-cell table:style-name="ce135" table:formula="of:=IF(AND([.O69]&lt;&gt;&quot;&quot;; [.P69]&lt;&gt;&quot;&quot;); &quot; $&quot; &amp; TEXT([.O69]; &quot;0.00&quot;) &amp; &quot;_{\pm &quot; &amp; TEXT([.P69]; &quot;0.00&quot;) &amp; &quot;}$ &quot;; &quot;&quot;)">
            <text:p/>
          </table:table-cell>
          <table:table-cell table:style-name="ce135" table:formula="of:=IF(AND([.Q69]&lt;&gt;&quot;&quot;; [.R69]&lt;&gt;&quot;&quot;); &quot; $&quot; &amp; TEXT([.Q69]; &quot;0.00&quot;) &amp; &quot;_{\pm &quot; &amp; TEXT([.R69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70]&lt;&gt;&quot;&quot;; [.A70]; &quot;&quot;)">
            <text:p/>
          </table:table-cell>
          <table:table-cell table:style-name="ce121" table:formula="of:=IF(AND([.B70]&lt;&gt;&quot;&quot;; [.C70]&lt;&gt;&quot;&quot;); &quot; $&quot; &amp; TEXT([.B70]; &quot;0.00&quot;) &amp; &quot;_{\pm &quot; &amp; TEXT([.C70]; &quot;0.00&quot;) &amp; &quot;}$ &quot;; &quot;&quot;)">
            <text:p/>
          </table:table-cell>
          <table:table-cell table:style-name="ce135" table:formula="of:=IF(AND([.D70]&lt;&gt;&quot;&quot;; [.E70]&lt;&gt;&quot;&quot;); &quot; $&quot; &amp; TEXT([.D70]; &quot;0.00&quot;) &amp; &quot;_{\pm &quot; &amp; TEXT([.E70]; &quot;0.00&quot;) &amp; &quot;}$ &quot;; &quot;&quot;)">
            <text:p/>
          </table:table-cell>
          <table:table-cell table:style-name="ce135" table:formula="of:=IF(AND([.F70]&lt;&gt;&quot;&quot;; [.G70]&lt;&gt;&quot;&quot;); &quot; $&quot; &amp; TEXT([.F70]; &quot;0.00&quot;) &amp; &quot;_{\pm &quot; &amp; TEXT([.G70]; &quot;0.00&quot;) &amp; &quot;}$ &quot;; &quot;&quot;)">
            <text:p/>
          </table:table-cell>
          <table:table-cell table:style-name="ce121" table:formula="of:=IF(AND([.H70]&lt;&gt;&quot;&quot;; [.I70]&lt;&gt;&quot;&quot;); &quot; $&quot; &amp; TEXT([.H70]; &quot;0.00&quot;) &amp; &quot;_{\pm &quot; &amp; TEXT([.I70]; &quot;0.00&quot;) &amp; &quot;}$ &quot;; &quot;&quot;)">
            <text:p/>
          </table:table-cell>
          <table:table-cell table:style-name="ce140"/>
          <table:table-cell table:style-name="ce135" table:formula="of:=IF(AND([.K70]&lt;&gt;&quot;&quot;; [.L70]&lt;&gt;&quot;&quot;); &quot; $&quot; &amp; TEXT([.K70]; &quot;0.00&quot;) &amp; &quot;_{\pm &quot; &amp; TEXT([.L70]; &quot;0.00&quot;) &amp; &quot;}$ &quot;; &quot;&quot;)">
            <text:p/>
          </table:table-cell>
          <table:table-cell table:style-name="ce135" table:formula="of:=IF(AND([.M70]&lt;&gt;&quot;&quot;; [.N70]&lt;&gt;&quot;&quot;); &quot; $&quot; &amp; TEXT([.M70]; &quot;0.00&quot;) &amp; &quot;_{\pm &quot; &amp; TEXT([.N70]; &quot;0.00&quot;) &amp; &quot;}$ &quot;; &quot;&quot;)">
            <text:p/>
          </table:table-cell>
          <table:table-cell table:style-name="ce135" table:formula="of:=IF(AND([.O70]&lt;&gt;&quot;&quot;; [.P70]&lt;&gt;&quot;&quot;); &quot; $&quot; &amp; TEXT([.O70]; &quot;0.00&quot;) &amp; &quot;_{\pm &quot; &amp; TEXT([.P70]; &quot;0.00&quot;) &amp; &quot;}$ &quot;; &quot;&quot;)">
            <text:p/>
          </table:table-cell>
          <table:table-cell table:style-name="ce135" table:formula="of:=IF(AND([.Q70]&lt;&gt;&quot;&quot;; [.R70]&lt;&gt;&quot;&quot;); &quot; $&quot; &amp; TEXT([.Q70]; &quot;0.00&quot;) &amp; &quot;_{\pm &quot; &amp; TEXT([.R70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71]&lt;&gt;&quot;&quot;; [.A71]; &quot;&quot;)">
            <text:p/>
          </table:table-cell>
          <table:table-cell table:style-name="ce121" table:formula="of:=IF(AND([.B71]&lt;&gt;&quot;&quot;; [.C71]&lt;&gt;&quot;&quot;); &quot; $&quot; &amp; TEXT([.B71]; &quot;0.00&quot;) &amp; &quot;_{\pm &quot; &amp; TEXT([.C71]; &quot;0.00&quot;) &amp; &quot;}$ &quot;; &quot;&quot;)">
            <text:p/>
          </table:table-cell>
          <table:table-cell table:style-name="ce135" table:formula="of:=IF(AND([.D71]&lt;&gt;&quot;&quot;; [.E71]&lt;&gt;&quot;&quot;); &quot; $&quot; &amp; TEXT([.D71]; &quot;0.00&quot;) &amp; &quot;_{\pm &quot; &amp; TEXT([.E71]; &quot;0.00&quot;) &amp; &quot;}$ &quot;; &quot;&quot;)">
            <text:p/>
          </table:table-cell>
          <table:table-cell table:style-name="ce135" table:formula="of:=IF(AND([.F71]&lt;&gt;&quot;&quot;; [.G71]&lt;&gt;&quot;&quot;); &quot; $&quot; &amp; TEXT([.F71]; &quot;0.00&quot;) &amp; &quot;_{\pm &quot; &amp; TEXT([.G71]; &quot;0.00&quot;) &amp; &quot;}$ &quot;; &quot;&quot;)">
            <text:p/>
          </table:table-cell>
          <table:table-cell table:style-name="ce121" table:formula="of:=IF(AND([.H71]&lt;&gt;&quot;&quot;; [.I71]&lt;&gt;&quot;&quot;); &quot; $&quot; &amp; TEXT([.H71]; &quot;0.00&quot;) &amp; &quot;_{\pm &quot; &amp; TEXT([.I71]; &quot;0.00&quot;) &amp; &quot;}$ &quot;; &quot;&quot;)">
            <text:p/>
          </table:table-cell>
          <table:table-cell table:style-name="ce140"/>
          <table:table-cell table:style-name="ce135" table:formula="of:=IF(AND([.K71]&lt;&gt;&quot;&quot;; [.L71]&lt;&gt;&quot;&quot;); &quot; $&quot; &amp; TEXT([.K71]; &quot;0.00&quot;) &amp; &quot;_{\pm &quot; &amp; TEXT([.L71]; &quot;0.00&quot;) &amp; &quot;}$ &quot;; &quot;&quot;)">
            <text:p/>
          </table:table-cell>
          <table:table-cell table:style-name="ce135" table:formula="of:=IF(AND([.M71]&lt;&gt;&quot;&quot;; [.N71]&lt;&gt;&quot;&quot;); &quot; $&quot; &amp; TEXT([.M71]; &quot;0.00&quot;) &amp; &quot;_{\pm &quot; &amp; TEXT([.N71]; &quot;0.00&quot;) &amp; &quot;}$ &quot;; &quot;&quot;)">
            <text:p/>
          </table:table-cell>
          <table:table-cell table:style-name="ce135" table:formula="of:=IF(AND([.O71]&lt;&gt;&quot;&quot;; [.P71]&lt;&gt;&quot;&quot;); &quot; $&quot; &amp; TEXT([.O71]; &quot;0.00&quot;) &amp; &quot;_{\pm &quot; &amp; TEXT([.P71]; &quot;0.00&quot;) &amp; &quot;}$ &quot;; &quot;&quot;)">
            <text:p/>
          </table:table-cell>
          <table:table-cell table:style-name="ce135" table:formula="of:=IF(AND([.Q71]&lt;&gt;&quot;&quot;; [.R71]&lt;&gt;&quot;&quot;); &quot; $&quot; &amp; TEXT([.Q71]; &quot;0.00&quot;) &amp; &quot;_{\pm &quot; &amp; TEXT([.R71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47"/>
          <table:table-cell table:style-name="ce122" table:formula="of:=IF([.A72]&lt;&gt;&quot;&quot;; [.A72]; &quot;&quot;)">
            <text:p/>
          </table:table-cell>
          <table:table-cell table:style-name="ce121" table:formula="of:=IF(AND([.B72]&lt;&gt;&quot;&quot;; [.C72]&lt;&gt;&quot;&quot;); &quot; $&quot; &amp; TEXT([.B72]; &quot;0.00&quot;) &amp; &quot;_{\pm &quot; &amp; TEXT([.C72]; &quot;0.00&quot;) &amp; &quot;}$ &quot;; &quot;&quot;)">
            <text:p/>
          </table:table-cell>
          <table:table-cell table:style-name="ce135" table:formula="of:=IF(AND([.D72]&lt;&gt;&quot;&quot;; [.E72]&lt;&gt;&quot;&quot;); &quot; $&quot; &amp; TEXT([.D72]; &quot;0.00&quot;) &amp; &quot;_{\pm &quot; &amp; TEXT([.E72]; &quot;0.00&quot;) &amp; &quot;}$ &quot;; &quot;&quot;)">
            <text:p/>
          </table:table-cell>
          <table:table-cell table:style-name="ce135" table:formula="of:=IF(AND([.F72]&lt;&gt;&quot;&quot;; [.G72]&lt;&gt;&quot;&quot;); &quot; $&quot; &amp; TEXT([.F72]; &quot;0.00&quot;) &amp; &quot;_{\pm &quot; &amp; TEXT([.G72]; &quot;0.00&quot;) &amp; &quot;}$ &quot;; &quot;&quot;)">
            <text:p/>
          </table:table-cell>
          <table:table-cell table:style-name="ce121" table:formula="of:=IF(AND([.H72]&lt;&gt;&quot;&quot;; [.I72]&lt;&gt;&quot;&quot;); &quot; $&quot; &amp; TEXT([.H72]; &quot;0.00&quot;) &amp; &quot;_{\pm &quot; &amp; TEXT([.I72]; &quot;0.00&quot;) &amp; &quot;}$ &quot;; &quot;&quot;)">
            <text:p/>
          </table:table-cell>
          <table:table-cell table:style-name="ce140"/>
          <table:table-cell table:style-name="ce135" table:formula="of:=IF(AND([.K72]&lt;&gt;&quot;&quot;; [.L72]&lt;&gt;&quot;&quot;); &quot; $&quot; &amp; TEXT([.K72]; &quot;0.00&quot;) &amp; &quot;_{\pm &quot; &amp; TEXT([.L72]; &quot;0.00&quot;) &amp; &quot;}$ &quot;; &quot;&quot;)">
            <text:p/>
          </table:table-cell>
          <table:table-cell table:style-name="ce135" table:formula="of:=IF(AND([.M72]&lt;&gt;&quot;&quot;; [.N72]&lt;&gt;&quot;&quot;); &quot; $&quot; &amp; TEXT([.M72]; &quot;0.00&quot;) &amp; &quot;_{\pm &quot; &amp; TEXT([.N72]; &quot;0.00&quot;) &amp; &quot;}$ &quot;; &quot;&quot;)">
            <text:p/>
          </table:table-cell>
          <table:table-cell table:style-name="ce135" table:formula="of:=IF(AND([.O72]&lt;&gt;&quot;&quot;; [.P72]&lt;&gt;&quot;&quot;); &quot; $&quot; &amp; TEXT([.O72]; &quot;0.00&quot;) &amp; &quot;_{\pm &quot; &amp; TEXT([.P72]; &quot;0.00&quot;) &amp; &quot;}$ &quot;; &quot;&quot;)">
            <text:p/>
          </table:table-cell>
          <table:table-cell table:style-name="ce135" table:formula="of:=IF(AND([.Q72]&lt;&gt;&quot;&quot;; [.R72]&lt;&gt;&quot;&quot;); &quot; $&quot; &amp; TEXT([.Q72]; &quot;0.00&quot;) &amp; &quot;_{\pm &quot; &amp; TEXT([.R72]; &quot;0.00&quot;) &amp; &quot;}$ &quot;; &quot;&quot;)">
            <text:p/>
          </table:table-cell>
          <table:table-cell table:style-name="ce47" table:number-columns-repeated="2"/>
          <table:table-cell table:number-columns-repeated="16351"/>
        </table:table-row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5:58:14.69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16:08:02.491000000</dc:date>
    <meta:editing-cycles>78</meta:editing-cycles>
    <meta:editing-duration>PT7H35M20S</meta:editing-duration>
    <meta:document-statistic meta:table-count="1" meta:cell-count="1006" meta:object-count="0"/>
  </office:meta>
</office:document-meta>
</file>